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42515D2CF19582D.png" manifest:media-type="image/png"/>
  <manifest:file-entry manifest:full-path="Pictures/100002010000055600000300A99EF2130F914030.png" manifest:media-type="image/png"/>
  <manifest:file-entry manifest:full-path="Pictures/10000201000001940000020CAE09BD19B8D221B9.png" manifest:media-type="image/png"/>
  <manifest:file-entry manifest:full-path="Pictures/100002010000055600000300854421DEC4463CA3.png" manifest:media-type="image/png"/>
  <manifest:file-entry manifest:full-path="Pictures/100002010000009E000001487FBB98AB5F354F72.png" manifest:media-type="image/png"/>
  <manifest:file-entry manifest:full-path="Pictures/10000201000000A00000013200D9206048E9CD3B.png" manifest:media-type="image/png"/>
  <manifest:file-entry manifest:full-path="Pictures/1000020100000556000003009F27099751DE12D7.png" manifest:media-type="image/png"/>
  <manifest:file-entry manifest:full-path="Pictures/1000020100000372000002C11AB2681D303C6170.png" manifest:media-type="image/png"/>
  <manifest:file-entry manifest:full-path="Pictures/1000020100000556000003006742244E29F88C2A.png" manifest:media-type="image/png"/>
  <manifest:file-entry manifest:full-path="Pictures/100002010000009E000002107A793724052FC221.png" manifest:media-type="image/png"/>
  <manifest:file-entry manifest:full-path="Pictures/1000020100000372000002C1F38DF4108EEBDE9B.png" manifest:media-type="image/png"/>
  <manifest:file-entry manifest:full-path="Pictures/100002010000009E0000012F613A3BC70910CA74.png" manifest:media-type="image/png"/>
  <manifest:file-entry manifest:full-path="Pictures/1000020100000556000003004D1BE103306F29F0.png" manifest:media-type="image/png"/>
  <manifest:file-entry manifest:full-path="Pictures/10000201000000B60000018FE858BFC0EB18E162.png" manifest:media-type="image/png"/>
  <manifest:file-entry manifest:full-path="Pictures/10000201000000A0000000A8A791AA9A26FFAAAF.png" manifest:media-type="image/png"/>
  <manifest:file-entry manifest:full-path="Pictures/100002010000009E00000148F6BCC547DA303491.png" manifest:media-type="image/png"/>
  <manifest:file-entry manifest:full-path="Pictures/100002010000009E0000018BD2413A8728BE03A4.png" manifest:media-type="image/png"/>
  <manifest:file-entry manifest:full-path="Pictures/100002010000009E000002102AFB1680DF407E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combinations" style:family="table">
      <style:table-properties style:width="6.3125in" fo:margin-left="0.5042in" fo:break-before="page" table:align="left"/>
    </style:style>
    <style:style style:name="combinations.A" style:family="table-column">
      <style:table-column-properties style:column-width="1.8125in"/>
    </style:style>
    <style:style style:name="combinations.B" style:family="table-column">
      <style:table-column-properties style:column-width="2.3021in"/>
    </style:style>
    <style:style style:name="combinations.C" style:family="table-column">
      <style:table-column-properties style:column-width="2.1979in"/>
    </style:style>
    <style:style style:name="combinations.A1" style:family="table-cell">
      <style:table-cell-properties fo:padding="0.0382in" fo:border-left="0.05pt solid #000000" fo:border-right="none" fo:border-top="0.05pt solid #000000" fo:border-bottom="0.05pt solid #000000"/>
    </style:style>
    <style:style style:name="combinations.C1" style:family="table-cell">
      <style:table-cell-properties fo:padding="0.0382in" fo:border="0.05pt solid #000000"/>
    </style:style>
    <style:style style:name="combinations.A2" style:family="table-cell">
      <style:table-cell-properties fo:padding="0.0382in" fo:border-left="0.05pt solid #000000" fo:border-right="none" fo:border-top="none" fo:border-bottom="0.05pt solid #000000"/>
    </style:style>
    <style:style style:name="combinations.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tillium" fo:font-size="14pt" fo:font-weight="bold" officeooo:rsid="000e651b" officeooo:paragraph-rsid="00110e1b" style:font-size-asian="12.25pt" style:font-weight-asian="bold" style:font-size-complex="14pt" style:font-weight-complex="bold"/>
    </style:style>
    <style:style style:name="P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10e1b" style:font-size-asian="14pt" style:font-weight-asian="normal" style:font-size-complex="14pt" style:font-weight-complex="normal"/>
    </style:style>
    <style:style style:name="P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38cb2" officeooo:paragraph-rsid="0017c202" style:font-size-asian="14pt" style:font-weight-asian="normal" style:font-size-complex="14pt" style:font-weight-complex="normal"/>
    </style:style>
    <style:style style:name="P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2149a8" style:font-size-asian="14pt" style:font-weight-asian="normal" style:font-size-complex="14pt" style:font-weight-complex="normal"/>
    </style:style>
    <style:style style:name="P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453310" style:font-size-asian="14pt" style:font-weight-asian="normal" style:font-size-complex="14pt" style:font-weight-complex="normal"/>
    </style:style>
    <style:style style:name="P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453310" officeooo:paragraph-rsid="00453310" style:font-size-asian="14pt" style:font-weight-asian="normal" style:font-size-complex="14pt" style:font-weight-complex="normal"/>
    </style:style>
    <style:style style:name="P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3b138" officeooo:paragraph-rsid="0023b138" style:font-size-asian="12.25pt" style:font-weight-asian="normal" style:font-size-complex="14pt" style:font-weight-complex="normal"/>
    </style:style>
    <style:style style:name="P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774" officeooo:paragraph-rsid="00288e6e" style:font-size-asian="12.25pt" style:font-weight-asian="normal" style:font-size-complex="14pt" style:font-weight-complex="normal"/>
    </style:style>
    <style:style style:name="P1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e6e" officeooo:paragraph-rsid="00288e6e" style:font-size-asian="12.25pt" style:font-weight-asian="normal" style:font-size-complex="14pt" style:font-weight-complex="normal"/>
    </style:style>
    <style:style style:name="P1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c20c0" officeooo:paragraph-rsid="0028a54a" style:font-size-asian="12.25pt" style:font-weight-asian="normal" style:font-size-complex="14pt" style:font-weight-complex="normal"/>
    </style:style>
    <style:style style:name="P1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b6bad" officeooo:paragraph-rsid="002dcf86" style:font-size-asian="12.25pt" style:font-weight-asian="normal" style:font-size-complex="14pt" style:font-weight-complex="normal"/>
    </style:style>
    <style:style style:name="P1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c4c4e" officeooo:paragraph-rsid="004c4c4e" style:font-size-asian="12.25pt" style:font-weight-asian="normal" style:font-size-complex="14pt" style:font-weight-complex="normal"/>
    </style:style>
    <style:style style:name="P1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dd7a8" officeooo:paragraph-rsid="004dd7a8" style:font-size-asian="12.25pt" style:font-weight-asian="normal" style:font-size-complex="14pt" style:font-weight-complex="normal"/>
    </style:style>
    <style:style style:name="P1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1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1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1a65a" style:font-size-asian="12.25pt" style:font-weight-asian="normal" style:font-size-complex="14pt" style:font-weight-complex="normal"/>
    </style:style>
    <style:style style:name="P1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6f0ffb" style:font-size-asian="12.25pt" style:font-weight-asian="normal" style:font-size-complex="14pt" style:font-weight-complex="normal"/>
    </style:style>
    <style:style style:name="P1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72cd8c" style:font-size-asian="12.25pt" style:font-weight-asian="normal" style:font-size-complex="14pt" style:font-weight-complex="normal"/>
    </style:style>
    <style:style style:name="P2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26f15" officeooo:paragraph-rsid="00526f15" style:font-size-asian="12.25pt" style:font-weight-asian="normal" style:font-size-complex="14pt" style:font-weight-complex="normal"/>
    </style:style>
    <style:style style:name="P2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6e2a1" officeooo:paragraph-rsid="0056e2a1" style:font-size-asian="12.25pt" style:font-weight-asian="normal" style:font-size-complex="14pt" style:font-weight-complex="normal"/>
    </style:style>
    <style:style style:name="P2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7549a" officeooo:paragraph-rsid="0057549a" style:font-size-asian="12.25pt" style:font-weight-asian="normal" style:font-size-complex="14pt" style:font-weight-complex="normal"/>
    </style:style>
    <style:style style:name="P2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e187" officeooo:paragraph-rsid="00506e47" style:font-size-asian="12.25pt" style:font-weight-asian="normal" style:font-size-complex="14pt" style:font-weight-complex="normal"/>
    </style:style>
    <style:style style:name="P2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1a65a" officeooo:paragraph-rsid="0051a65a" style:font-size-asian="12.25pt" style:font-weight-asian="normal" style:font-size-complex="14pt" style:font-weight-complex="normal"/>
    </style:style>
    <style:style style:name="P2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2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2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bd6c3" officeooo:paragraph-rsid="005bd6c3" style:font-size-asian="12.25pt" style:font-style-asian="normal" style:font-weight-asian="normal" style:font-size-complex="14pt" style:font-style-complex="normal" style:font-weight-complex="normal"/>
    </style:style>
    <style:style style:name="P2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cbe7c" style:font-size-asian="12.25pt" style:font-style-asian="normal" style:font-weight-asian="normal" style:font-size-complex="14pt" style:font-style-complex="normal" style:font-weight-complex="normal"/>
    </style:style>
    <style:style style:name="P2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dd70e" style:font-size-asian="12.25pt" style:font-style-asian="normal" style:font-weight-asian="normal" style:font-size-complex="14pt" style:font-style-complex="normal" style:font-weight-complex="normal"/>
    </style:style>
    <style:style style:name="P3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fb405" officeooo:paragraph-rsid="005fb405" style:font-size-asian="12.25pt" style:font-style-asian="normal" style:font-weight-asian="normal" style:font-size-complex="14pt" style:font-style-complex="normal" style:font-weight-complex="normal"/>
    </style:style>
    <style:style style:name="P3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615a73" officeooo:paragraph-rsid="0067df1e" style:font-size-asian="12.25pt" style:font-style-asian="normal" style:font-weight-asian="normal" style:font-size-complex="14pt" style:font-style-complex="normal" style:font-weight-complex="normal"/>
    </style:style>
    <style:style style:name="P3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2.25pt" style:font-style-asian="normal" style:font-weight-asian="normal" style:font-size-complex="14pt" style:font-style-complex="normal" style:font-weight-complex="normal"/>
    </style:style>
    <style:style style:name="P3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italic" style:text-underline-style="none" fo:font-weight="normal" officeooo:rsid="005a6e34" officeooo:paragraph-rsid="005a6e34" style:font-size-asian="14pt" style:font-style-asian="italic" style:font-weight-asian="normal" style:font-size-complex="14pt" style:font-style-complex="italic" style:font-weight-complex="normal"/>
    </style:style>
    <style:style style:name="P3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10e1b" style:font-size-asian="22.75pt" style:font-weight-asian="bold" style:font-size-complex="26pt" style:font-weight-complex="bold"/>
    </style:style>
    <style:style style:name="P3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9fb56" style:font-size-asian="22.75pt" style:font-weight-asian="bold" style:font-size-complex="26pt" style:font-weight-complex="bold"/>
    </style:style>
    <style:style style:name="P36" style:family="paragraph" style:parent-style-name="Header">
      <style:paragraph-properties fo:text-align="end"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37" style:family="paragraph" style:parent-style-name="Header">
      <style:paragraph-properties fo:text-align="center"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38"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0ec7d2" officeooo:paragraph-rsid="0017c202" style:font-size-asian="22.75pt" style:font-weight-asian="bold" style:font-size-complex="26pt" style:font-weight-complex="bold"/>
    </style:style>
    <style:style style:name="P39" style:family="paragraph" style:parent-style-name="Header">
      <style:paragraph-properties fo:text-align="end" style:justify-single-word="false">
        <style:tab-stops>
          <style:tab-stop style:position="0.5835in"/>
          <style:tab-stop style:position="3.4626in" style:type="center"/>
          <style:tab-stop style:position="6.9252in" style:type="right"/>
        </style:tab-stops>
      </style:paragraph-properties>
      <style:text-properties style:font-name="Titillium" fo:font-size="18pt" fo:font-weight="bold" officeooo:rsid="000e651b" officeooo:paragraph-rsid="0019adfa" style:font-size-asian="18pt" style:font-weight-asian="bold" style:font-size-complex="18pt" style:font-weight-complex="bold"/>
    </style:style>
    <style:style style:name="P4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4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e4a77" style:font-size-asian="16pt" style:font-weight-asian="bold" style:font-size-complex="16pt" style:font-weight-complex="bold"/>
    </style:style>
    <style:style style:name="P4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f2f12" style:font-size-asian="16pt" style:font-weight-asian="bold" style:font-size-complex="16pt" style:font-weight-complex="bold"/>
    </style:style>
    <style:style style:name="P4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45b3f" style:font-size-asian="16pt" style:font-weight-asian="bold" style:font-size-complex="16pt" style:font-weight-complex="bold"/>
    </style:style>
    <style:style style:name="P4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6237f" style:font-size-asian="16pt" style:font-weight-asian="bold" style:font-size-complex="16pt" style:font-weight-complex="bold"/>
    </style:style>
    <style:style style:name="P4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4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normal" officeooo:rsid="002149a8" officeooo:paragraph-rsid="002149a8" style:font-size-asian="16pt" style:font-weight-asian="normal" style:font-size-complex="16pt" style:font-weight-complex="normal"/>
    </style:style>
    <style:style style:name="P4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solid" style:text-underline-width="auto" style:text-underline-color="font-color" fo:font-weight="normal" officeooo:rsid="005a6e34" officeooo:paragraph-rsid="005a6e34" style:font-size-asian="16pt" style:font-weight-asian="normal" style:font-size-complex="16pt" style:font-weight-complex="normal"/>
    </style:style>
    <style:style style:name="P4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normal" officeooo:rsid="005a6e34" officeooo:paragraph-rsid="005a6e34" style:font-size-asian="16pt" style:font-weight-asian="normal" style:font-size-complex="16pt" style:font-weight-complex="normal"/>
    </style:style>
    <style:style style:name="P4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5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5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none" fo:font-weight="normal" officeooo:rsid="0005bc1d" officeooo:paragraph-rsid="0067df1e" style:font-size-asian="14pt" style:font-style-asian="normal" style:font-weight-asian="normal" style:font-size-complex="16pt" style:font-style-complex="normal" style:font-weight-complex="normal"/>
    </style:style>
    <style:style style:name="P52"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53"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54"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5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fo:font-style="normal" style:text-underline-style="none" fo:font-weight="normal" officeooo:rsid="005dd70e" officeooo:paragraph-rsid="005dd70e" style:font-size-asian="10.5pt" style:font-style-asian="normal" style:font-weight-asian="normal" style:font-size-complex="12pt" style:font-style-complex="normal" style:font-weight-complex="normal"/>
    </style:style>
    <style:style style:name="P56"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10e1b" officeooo:paragraph-rsid="0017c202" style:font-size-asian="20pt" style:font-weight-asian="bold" style:font-size-complex="20pt" style:font-weight-complex="bold"/>
    </style:style>
    <style:style style:name="P57"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69fc3" officeooo:paragraph-rsid="0019fb56" style:font-size-asian="20pt" style:font-weight-asian="bold" style:font-size-complex="20pt" style:font-weight-complex="bold"/>
    </style:style>
    <style:style style:name="P58"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59"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60"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61"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62"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63"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64"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65"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66"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67"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68" style:family="paragraph" style:parent-style-name="Table_20_Contents">
      <style:paragraph-properties fo:text-align="start" style:justify-single-word="false"/>
      <style:text-properties style:font-name="Titillium" fo:font-size="14pt" officeooo:rsid="001d97d6" officeooo:paragraph-rsid="001e4a77" style:font-size-asian="12.25pt" style:font-size-complex="14pt"/>
    </style:style>
    <style:style style:name="P69" style:family="paragraph" style:parent-style-name="Table_20_Contents">
      <style:paragraph-properties fo:text-align="start" style:justify-single-word="false"/>
      <style:text-properties style:font-name="Titillium" fo:font-size="14pt" officeooo:rsid="001d97d6" officeooo:paragraph-rsid="001f2f12" style:font-size-asian="12.25pt" style:font-size-complex="14pt"/>
    </style:style>
    <style:style style:name="P70" style:family="paragraph" style:parent-style-name="Table_20_Contents">
      <style:paragraph-properties fo:text-align="start" style:justify-single-word="false"/>
      <style:text-properties style:font-name="Titillium" fo:font-size="14pt" officeooo:rsid="001d97d6" officeooo:paragraph-rsid="00645b3f" style:font-size-asian="12.25pt" style:font-size-complex="14pt"/>
    </style:style>
    <style:style style:name="P71" style:family="paragraph" style:parent-style-name="Table_20_Contents">
      <style:paragraph-properties fo:text-align="start" style:justify-single-word="false"/>
      <style:text-properties style:font-name="Titillium" fo:font-size="14pt" officeooo:rsid="001d97d6" officeooo:paragraph-rsid="0066237f" style:font-size-asian="12.25pt" style:font-size-complex="14pt"/>
    </style:style>
    <style:style style:name="P72" style:family="paragraph" style:parent-style-name="Table_20_Contents">
      <style:paragraph-properties fo:text-align="center" style:justify-single-word="false"/>
      <style:text-properties style:font-name="Titillium" fo:font-size="14pt" style:font-size-asian="12.25pt" style:font-size-complex="14pt"/>
    </style:style>
    <style:style style:name="P73" style:family="paragraph" style:parent-style-name="Table_20_Contents">
      <style:paragraph-properties fo:text-align="center" style:justify-single-word="false"/>
      <style:text-properties style:font-name="Titillium" fo:font-size="14pt" officeooo:rsid="003e7a0a" officeooo:paragraph-rsid="003e7a0a" style:font-size-asian="12.25pt" style:font-size-complex="14pt"/>
    </style:style>
    <style:style style:name="P74" style:family="paragraph" style:parent-style-name="Table_20_Contents">
      <style:paragraph-properties fo:text-align="center" style:justify-single-word="false"/>
      <style:text-properties style:font-name="Titillium" fo:font-size="14pt" fo:font-weight="bold" officeooo:rsid="003e3358" officeooo:paragraph-rsid="003e3358" style:font-size-asian="12.25pt" style:font-weight-asian="bold" style:font-size-complex="14pt" style:font-weight-complex="bold"/>
    </style:style>
    <style:style style:name="P75" style:family="paragraph" style:parent-style-name="Table_20_Contents">
      <style:paragraph-properties fo:text-align="center" style:justify-single-word="false"/>
      <style:text-properties style:font-name="Titillium" fo:font-size="14pt" fo:font-weight="bold" officeooo:rsid="003e7a0a" officeooo:paragraph-rsid="003e7a0a" style:font-size-asian="12.25pt" style:font-weight-asian="bold" style:font-size-complex="14pt" style:font-weight-complex="bold"/>
    </style:style>
    <style:style style:name="P76" style:family="paragraph" style:parent-style-name="Table_20_Contents">
      <style:paragraph-properties fo:text-align="start" style:justify-single-word="false"/>
      <style:text-properties style:font-name="Titillium" fo:font-size="14pt" fo:font-weight="bold" officeooo:rsid="001d97d6" officeooo:paragraph-rsid="0066237f" style:font-size-asian="12.25pt" style:font-weight-asian="bold" style:font-size-complex="14pt" style:font-weight-complex="bold"/>
    </style:style>
    <style:style style:name="P77"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9ef41" style:font-size-asian="12.25pt" style:font-weight-asian="normal" style:font-size-complex="14pt" style:font-weight-complex="normal"/>
    </style:style>
    <style:style style:name="P78"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79" style:family="paragraph" style:parent-style-name="Standard"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80" style:family="paragraph" style:parent-style-name="Standard"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81" style:family="paragraph" style:parent-style-name="Standard"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ea2ab" style:font-size-asian="12.25pt" style:font-weight-asian="normal" style:font-size-complex="14pt" style:font-weight-complex="normal"/>
    </style:style>
    <style:style style:name="P82"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2b8cc" style:font-size-asian="14pt" style:font-weight-asian="normal" style:font-size-complex="14pt" style:font-weight-complex="normal"/>
    </style:style>
    <style:style style:name="P83"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2b8cc" officeooo:paragraph-rsid="0012b8cc" style:font-size-asian="14pt" style:font-weight-asian="normal" style:font-size-complex="14pt" style:font-weight-complex="normal"/>
    </style:style>
    <style:style style:name="P84"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85"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86"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7"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645b3f" style:font-size-asian="12.25pt" style:font-weight-asian="normal" style:font-size-complex="14pt" style:font-weight-complex="normal"/>
    </style:style>
    <style:style style:name="P88"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89"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90"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2dcf86" style:font-size-asian="12.25pt" style:font-weight-asian="bold" style:font-size-complex="14pt" style:font-weight-complex="bold"/>
    </style:style>
    <style:style style:name="P91"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5fce" style:font-size-asian="12.25pt" style:font-weight-asian="bold" style:font-size-complex="14pt" style:font-weight-complex="bold"/>
    </style:style>
    <style:style style:name="P92"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b87c" style:font-size-asian="12.25pt" style:font-weight-asian="bold" style:font-size-complex="14pt" style:font-weight-complex="bold"/>
    </style:style>
    <style:style style:name="P93"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79816" officeooo:paragraph-rsid="00779816" style:font-size-asian="12.25pt" style:font-weight-asian="bold" style:font-size-complex="14pt" style:font-weight-complex="bold"/>
    </style:style>
    <style:style style:name="P94"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9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96" style:family="paragraph" style:parent-style-name="Header"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9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98" style:family="paragraph" style:parent-style-name="Header" style:list-style-name="L1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d1067" officeooo:paragraph-rsid="007d1067" style:font-size-asian="12.25pt" style:font-weight-asian="bold" style:font-size-complex="14pt" style:font-weight-complex="bold"/>
    </style:style>
    <style:style style:name="P99"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b24a" officeooo:paragraph-rsid="003fb24a" style:font-size-asian="12.25pt" style:font-weight-asian="normal" style:font-size-complex="14pt" style:font-weight-complex="normal"/>
    </style:style>
    <style:style style:name="P100"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e46b" officeooo:paragraph-rsid="003fe46b" style:font-size-asian="12.25pt" style:font-weight-asian="normal" style:font-size-complex="14pt" style:font-weight-complex="normal"/>
    </style:style>
    <style:style style:name="P101"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25fce" officeooo:paragraph-rsid="00425fce" style:font-size-asian="12.25pt" style:font-weight-asian="normal" style:font-size-complex="14pt" style:font-weight-complex="normal"/>
    </style:style>
    <style:style style:name="P10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6f0ffb" officeooo:paragraph-rsid="006f0ffb" style:font-size-asian="12.25pt" style:font-weight-asian="normal" style:font-size-complex="14pt" style:font-weight-complex="normal"/>
    </style:style>
    <style:style style:name="P10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05c45" officeooo:paragraph-rsid="0072cd8c" style:font-size-asian="12.25pt" style:font-weight-asian="normal" style:font-size-complex="14pt" style:font-weight-complex="normal"/>
    </style:style>
    <style:style style:name="P10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05"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06"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07"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9ef41" style:font-size-asian="12.25pt" style:font-weight-asian="normal" style:font-size-complex="14pt" style:font-weight-complex="normal"/>
    </style:style>
    <style:style style:name="P108"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09"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1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11"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d1067" style:font-size-asian="12.25pt" style:font-weight-asian="normal" style:font-size-complex="14pt" style:font-weight-complex="normal"/>
    </style:style>
    <style:style style:name="P11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c7fca" style:font-size-asian="12.25pt" style:font-weight-asian="normal" style:font-size-complex="14pt" style:font-weight-complex="normal"/>
    </style:style>
    <style:style style:name="P113"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9ef41" officeooo:paragraph-rsid="0079ef41" style:font-size-asian="12.25pt" style:font-weight-asian="normal" style:font-size-complex="14pt" style:font-weight-complex="normal"/>
    </style:style>
    <style:style style:name="P114"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15"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1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17"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18"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19"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20"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2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22"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23"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3a03" officeooo:paragraph-rsid="007c3a03" style:font-size-asian="12.25pt" style:font-weight-asian="normal" style:font-size-complex="14pt" style:font-weight-complex="normal"/>
    </style:style>
    <style:style style:name="P124"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25"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d1067" style:font-size-asian="12.25pt" style:font-weight-asian="normal" style:font-size-complex="14pt" style:font-weight-complex="normal"/>
    </style:style>
    <style:style style:name="P126"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2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28"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29"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3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31"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ea2ab" officeooo:paragraph-rsid="007ea2ab" style:font-size-asian="12.25pt" style:font-weight-asian="normal" style:font-size-complex="14pt" style:font-weight-complex="normal"/>
    </style:style>
    <style:style style:name="P132"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645b3f"/>
    </style:style>
    <style:style style:name="P133" style:family="paragraph" style:parent-style-name="Header" style:list-style-name="L6">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296af0"/>
    </style:style>
    <style:style style:name="P134" style:family="paragraph" style:parent-style-name="Header" style:list-style-name="L5">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135" style:family="paragraph" style:parent-style-name="Header" style:list-style-name="L9">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36" style:family="paragraph" style:parent-style-name="Table_20_Contents" style:list-style-name="L4">
      <style:paragraph-properties fo:text-align="start" style:justify-single-word="false"/>
      <style:text-properties style:font-name="Titillium" fo:font-size="14pt" fo:font-weight="normal" officeooo:rsid="001e4a77" officeooo:paragraph-rsid="001f2f12" style:font-size-asian="12.25pt" style:font-weight-asian="normal" style:font-size-complex="14pt" style:font-weight-complex="normal"/>
    </style:style>
    <style:style style:name="T1" style:family="text">
      <style:text-properties officeooo:rsid="0015444e"/>
    </style:style>
    <style:style style:name="T2" style:family="text">
      <style:text-properties officeooo:rsid="0019fb5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4a77" style:font-weight-asian="normal" style:font-weight-complex="normal"/>
    </style:style>
    <style:style style:name="T6" style:family="text">
      <style:text-properties fo:font-weight="normal" officeooo:rsid="001f2f12" style:font-weight-asian="normal" style:font-weight-complex="normal"/>
    </style:style>
    <style:style style:name="T7" style:family="text">
      <style:text-properties fo:font-weight="normal" officeooo:rsid="00296af0" style:font-weight-asian="normal" style:font-weight-complex="normal"/>
    </style:style>
    <style:style style:name="T8" style:family="text">
      <style:text-properties fo:font-weight="normal" officeooo:rsid="0029ad53" style:font-weight-asian="normal" style:font-weight-complex="normal"/>
    </style:style>
    <style:style style:name="T9" style:family="text">
      <style:text-properties fo:font-weight="normal" officeooo:rsid="002b1706" style:font-weight-asian="normal" style:font-weight-complex="normal"/>
    </style:style>
    <style:style style:name="T10" style:family="text">
      <style:text-properties fo:font-weight="normal" officeooo:rsid="002c20c0" style:font-weight-asian="normal" style:font-weight-complex="normal"/>
    </style:style>
    <style:style style:name="T11" style:family="text">
      <style:text-properties fo:font-weight="normal" officeooo:rsid="002ee757" style:font-weight-asian="normal" style:font-weight-complex="normal"/>
    </style:style>
    <style:style style:name="T12" style:family="text">
      <style:text-properties fo:font-weight="normal" officeooo:rsid="002fe359" style:font-weight-asian="normal" style:font-weight-complex="normal"/>
    </style:style>
    <style:style style:name="T13" style:family="text">
      <style:text-properties fo:font-weight="normal" officeooo:rsid="0032b290" style:font-weight-asian="normal" style:font-weight-complex="normal"/>
    </style:style>
    <style:style style:name="T14" style:family="text">
      <style:text-properties fo:font-weight="normal" officeooo:rsid="0032c6e3" style:font-weight-asian="normal" style:font-weight-complex="normal"/>
    </style:style>
    <style:style style:name="T15" style:family="text">
      <style:text-properties fo:font-weight="normal" officeooo:rsid="00335346" style:font-weight-asian="normal" style:font-weight-complex="normal"/>
    </style:style>
    <style:style style:name="T16" style:family="text">
      <style:text-properties fo:font-weight="normal" officeooo:rsid="00344d7c" style:font-weight-asian="normal" style:font-weight-complex="normal"/>
    </style:style>
    <style:style style:name="T17" style:family="text">
      <style:text-properties fo:font-weight="normal" officeooo:rsid="00360ba8" style:font-weight-asian="normal" style:font-weight-complex="normal"/>
    </style:style>
    <style:style style:name="T18" style:family="text">
      <style:text-properties fo:font-weight="normal" officeooo:rsid="0037ac75" style:font-weight-asian="normal" style:font-weight-complex="normal"/>
    </style:style>
    <style:style style:name="T19" style:family="text">
      <style:text-properties fo:font-weight="normal" officeooo:rsid="00389d8e" style:font-weight-asian="normal" style:font-weight-complex="normal"/>
    </style:style>
    <style:style style:name="T20" style:family="text">
      <style:text-properties fo:font-weight="normal" officeooo:rsid="003a126f" style:font-weight-asian="normal" style:font-weight-complex="normal"/>
    </style:style>
    <style:style style:name="T21" style:family="text">
      <style:text-properties fo:font-weight="normal" officeooo:rsid="003b6bad" style:font-weight-asian="normal" style:font-weight-complex="normal"/>
    </style:style>
    <style:style style:name="T22" style:family="text">
      <style:text-properties fo:font-weight="normal" officeooo:rsid="003c415a" style:font-weight-asian="normal" style:font-weight-complex="normal"/>
    </style:style>
    <style:style style:name="T23" style:family="text">
      <style:text-properties fo:font-weight="normal" officeooo:rsid="003e3358" style:font-weight-asian="normal" style:font-weight-complex="normal"/>
    </style:style>
    <style:style style:name="T24" style:family="text">
      <style:text-properties fo:font-weight="normal" officeooo:rsid="003fe46b" style:font-weight-asian="normal" style:font-weight-complex="normal"/>
    </style:style>
    <style:style style:name="T25" style:family="text">
      <style:text-properties fo:font-weight="normal" officeooo:rsid="00418565" style:font-weight-asian="normal" style:font-weight-complex="normal"/>
    </style:style>
    <style:style style:name="T26" style:family="text">
      <style:text-properties fo:font-weight="normal" officeooo:rsid="00425fce" style:font-weight-asian="normal" style:font-weight-complex="normal"/>
    </style:style>
    <style:style style:name="T27" style:family="text">
      <style:text-properties fo:font-weight="normal" officeooo:rsid="0042b87c" style:font-weight-asian="normal" style:font-weight-complex="normal"/>
    </style:style>
    <style:style style:name="T28" style:family="text">
      <style:text-properties fo:font-weight="normal" officeooo:rsid="0043f58f" style:font-weight-asian="normal" style:font-weight-complex="normal"/>
    </style:style>
    <style:style style:name="T29" style:family="text">
      <style:text-properties fo:font-weight="normal" officeooo:rsid="0049f196" style:font-weight-asian="normal" style:font-weight-complex="normal"/>
    </style:style>
    <style:style style:name="T30" style:family="text">
      <style:text-properties fo:font-weight="normal" officeooo:rsid="004a58b2" style:font-weight-asian="normal" style:font-weight-complex="normal"/>
    </style:style>
    <style:style style:name="T31" style:family="text">
      <style:text-properties fo:font-weight="normal" officeooo:rsid="00645b3f" style:font-weight-asian="normal" style:font-weight-complex="normal"/>
    </style:style>
    <style:style style:name="T32" style:family="text">
      <style:text-properties fo:font-weight="normal" officeooo:rsid="0066237f" style:font-weight-asian="normal" style:font-weight-complex="normal"/>
    </style:style>
    <style:style style:name="T33" style:family="text">
      <style:text-properties officeooo:rsid="001e4a77"/>
    </style:style>
    <style:style style:name="T34" style:family="text">
      <style:text-properties officeooo:rsid="001f2f12"/>
    </style:style>
    <style:style style:name="T35" style:family="text">
      <style:text-properties style:font-name="Titillium" fo:font-size="14pt" style:text-underline-style="none" fo:font-weight="bold" officeooo:rsid="0028a54a" style:font-size-asian="12.25pt" style:font-weight-asian="bold" style:font-size-complex="14pt" style:font-weight-complex="bold"/>
    </style:style>
    <style:style style:name="T36" style:family="text">
      <style:text-properties style:font-name="Titillium" fo:font-size="14pt" style:text-underline-style="none" fo:font-weight="normal" officeooo:rsid="00296af0" style:font-size-asian="12.25pt" style:font-weight-asian="normal" style:font-size-complex="14pt" style:font-weight-complex="normal"/>
    </style:style>
    <style:style style:name="T37" style:family="text">
      <style:text-properties style:font-name="Titillium" fo:font-size="14pt" style:text-underline-style="none" fo:font-weight="normal" officeooo:rsid="00779816" style:font-size-asian="12.25pt" style:font-weight-asian="normal" style:font-size-complex="14pt" style:font-weight-complex="normal"/>
    </style:style>
    <style:style style:name="T38" style:family="text">
      <style:text-properties style:font-name="Titillium" fo:font-size="14pt" style:text-underline-style="none" fo:font-weight="normal" officeooo:rsid="007b6fbd" style:font-size-asian="12.25pt" style:font-weight-asian="normal" style:font-size-complex="14pt" style:font-weight-complex="normal"/>
    </style:style>
    <style:style style:name="T39" style:family="text">
      <style:text-properties style:font-name="Titillium" fo:font-size="14pt" fo:font-weight="normal" officeooo:rsid="001c4b45" style:font-size-asian="12.25pt" style:font-weight-asian="normal" style:font-size-complex="14pt" style:font-weight-complex="normal"/>
    </style:style>
    <style:style style:name="T40" style:family="text">
      <style:text-properties style:font-name="Titillium" fo:font-size="14pt" fo:font-weight="normal" officeooo:rsid="00645b3f" style:font-size-asian="12.25pt" style:font-weight-asian="normal" style:font-size-complex="14pt" style:font-weight-complex="normal"/>
    </style:style>
    <style:style style:name="T41" style:family="text">
      <style:text-properties officeooo:rsid="00296af0"/>
    </style:style>
    <style:style style:name="T42" style:family="text">
      <style:text-properties fo:font-style="italic" fo:font-weight="normal" officeooo:rsid="002b1706" style:font-style-asian="italic" style:font-weight-asian="normal" style:font-style-complex="italic" style:font-weight-complex="normal"/>
    </style:style>
    <style:style style:name="T43" style:family="text">
      <style:text-properties fo:font-style="italic" style:font-style-asian="italic" style:font-style-complex="italic"/>
    </style:style>
    <style:style style:name="T44" style:family="text">
      <style:text-properties officeooo:rsid="002c20c0"/>
    </style:style>
    <style:style style:name="T45" style:family="text">
      <style:text-properties officeooo:rsid="002ee757"/>
    </style:style>
    <style:style style:name="T46" style:family="text">
      <style:text-properties officeooo:rsid="002fe359"/>
    </style:style>
    <style:style style:name="T47" style:family="text">
      <style:text-properties officeooo:rsid="00335346"/>
    </style:style>
    <style:style style:name="T48" style:family="text">
      <style:text-properties officeooo:rsid="0037ac75"/>
    </style:style>
    <style:style style:name="T49" style:family="text">
      <style:text-properties officeooo:rsid="003e7a0a"/>
    </style:style>
    <style:style style:name="T50" style:family="text">
      <style:text-properties officeooo:rsid="003fe46b"/>
    </style:style>
    <style:style style:name="T51" style:family="text">
      <style:text-properties officeooo:rsid="00425fce"/>
    </style:style>
    <style:style style:name="T52" style:family="text">
      <style:text-properties officeooo:rsid="0044b8cd"/>
    </style:style>
    <style:style style:name="T53" style:family="text">
      <style:text-properties officeooo:rsid="00453310"/>
    </style:style>
    <style:style style:name="T54" style:family="text">
      <style:text-properties officeooo:rsid="0046a6cd"/>
    </style:style>
    <style:style style:name="T55" style:family="text">
      <style:text-properties officeooo:rsid="004ee187"/>
    </style:style>
    <style:style style:name="T56" style:family="text">
      <style:text-properties officeooo:rsid="00506e47"/>
    </style:style>
    <style:style style:name="T57" style:family="text">
      <style:text-properties officeooo:rsid="0051a65a"/>
    </style:style>
    <style:style style:name="T58" style:family="text">
      <style:text-properties officeooo:rsid="0053e6f7"/>
    </style:style>
    <style:style style:name="T59" style:family="text">
      <style:text-properties officeooo:rsid="0058c5b6"/>
    </style:style>
    <style:style style:name="T60" style:family="text">
      <style:text-properties officeooo:rsid="00593c45"/>
    </style:style>
    <style:style style:name="T61" style:family="text">
      <style:text-properties fo:font-size="14pt" style:font-size-asian="14pt" style:font-size-complex="14pt"/>
    </style:style>
    <style:style style:name="T62" style:family="text">
      <style:text-properties fo:font-size="14pt" fo:font-style="italic" style:font-size-asian="14pt" style:font-style-asian="italic" style:font-size-complex="14pt" style:font-style-complex="italic"/>
    </style:style>
    <style:style style:name="T63" style:family="text">
      <style:text-properties officeooo:rsid="005d734c"/>
    </style:style>
    <style:style style:name="T64" style:family="text">
      <style:text-properties fo:font-size="12pt" officeooo:rsid="005dd70e" style:font-size-asian="10.5pt" style:font-size-complex="12pt"/>
    </style:style>
    <style:style style:name="T65" style:family="text">
      <style:text-properties fo:font-size="12pt" style:text-underline-style="solid" style:text-underline-width="auto" style:text-underline-color="font-color" officeooo:rsid="005dd70e" style:font-size-asian="10.5pt" style:font-size-complex="12pt"/>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05fb405"/>
    </style:style>
    <style:style style:name="T68" style:family="text">
      <style:text-properties officeooo:rsid="005fb405"/>
    </style:style>
    <style:style style:name="T69" style:family="text">
      <style:text-properties officeooo:rsid="00628b88"/>
    </style:style>
    <style:style style:name="T70" style:family="text">
      <style:text-properties officeooo:rsid="00645b3f"/>
    </style:style>
    <style:style style:name="T71" style:family="text">
      <style:text-properties officeooo:rsid="0066237f"/>
    </style:style>
    <style:style style:name="T72" style:family="text">
      <style:text-properties officeooo:rsid="0005bc1d"/>
    </style:style>
    <style:style style:name="T73" style:family="text">
      <style:text-properties officeooo:rsid="006d2d14"/>
    </style:style>
    <style:style style:name="T74" style:family="text">
      <style:text-properties officeooo:rsid="006f0ffb"/>
    </style:style>
    <style:style style:name="T75" style:family="text">
      <style:text-properties officeooo:rsid="00705c45"/>
    </style:style>
    <style:style style:name="T76" style:family="text">
      <style:text-properties officeooo:rsid="0075ae8a"/>
    </style:style>
    <style:style style:name="T77" style:family="text">
      <style:text-properties officeooo:rsid="00779816"/>
    </style:style>
    <style:style style:name="T78" style:family="text">
      <style:text-properties officeooo:rsid="00ae669c"/>
    </style:style>
    <style:style style:name="T79" style:family="text">
      <style:text-properties officeooo:rsid="007b6fbd"/>
    </style:style>
    <style:style style:name="T80" style:family="text">
      <style:text-properties officeooo:rsid="00a7692a"/>
    </style:style>
    <style:style style:name="T81" style:family="text">
      <style:text-properties officeooo:rsid="00b15e59"/>
    </style:style>
    <style:style style:name="T82" style:family="text">
      <style:text-properties officeooo:rsid="00b24542"/>
    </style:style>
    <style:style style:name="T83" style:family="text">
      <style:text-properties officeooo:rsid="007c7fca"/>
    </style:style>
    <style:style style:name="T84" style:family="text">
      <style:text-properties officeooo:rsid="00ad7a25"/>
    </style:style>
    <style:style style:name="T85" style:family="text">
      <style:text-properties officeooo:rsid="007d106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avio Mascetti<text:tab/>262277</text:p>
      <text:p text:style-name="P1">Davide Cortellucci<text:tab/>260321</text:p>
      <text:p text:style-name="P36"/>
      <text:p text:style-name="P36"/>
      <text:p text:style-name="P36"/>
      <text:p text:style-name="P36"/>
      <text:p text:style-name="P36"/>
      <text:p text:style-name="P36"/>
      <text:p text:style-name="P36"/>
      <text:p text:style-name="P37">Progetto Ingegneria del Software</text:p>
      <text:p text:style-name="P38">SHISEN-SHO</text:p>
      <text:p text:style-name="P38"/>
      <text:p text:style-name="P38"/>
      <text:p text:style-name="P38"/>
      <text:p text:style-name="P38"/>
      <text:p text:style-name="P38"/>
      <text:p text:style-name="P38"/>
      <text:p text:style-name="P38"/>
      <text:p text:style-name="P38"/>
      <text:p text:style-name="P38"/>
      <text:p text:style-name="P38"/>
      <text:p text:style-name="P39">Docente: Prof. Edoardo Bontà</text:p>
      <text:p text:style-name="P56">Specifica del problema</text:p>
      <text:p text:style-name="P34"/>
      <text:p text:style-name="P2">Il gioco segue le regole dello Shisen-Sho, una variante del Mahjong dal quale eredita i mattoncini (tile). <text:s/>Tali mattoncini sono disposti su un piano rettangolare; è possibile rimuovere due mattoncini per volta secondo le seguenti regole:</text:p>
      <text:list xml:id="list1170332735020083643" text:style-name="L1">
        <text:list-item>
          <text:p text:style-name="P82">devono essere dello stesso tipo;</text:p>
        </text:list-item>
        <text:list-item>
          <text:p text:style-name="P83">devono poter essere collegati con al massimo 3 linee orizzontali e/o verticali che passano attraverso spazi vuoti (non occupati da altre tile).</text:p>
        </text:list-item>
      </text:list>
      <text:p text:style-name="P3"><text:span text:style-name="T69">La partita</text:span> termina se tutti <text:span text:style-name="T1">i</text:span> mattoncini sono stati rimossi <text:span text:style-name="T76">(vittoria) </text:span>o se ce ne sono ancora e non è possibile alcun collegamento <text:span text:style-name="T76">(sconfitta).</text:span></text:p>
      <text:p text:style-name="P57">Specifica dei requisit<text:span text:style-name="T2">i</text:span></text:p>
      <text:p text:style-name="P35"/>
      <text:p text:style-name="P43">Descrizione Informale:</text:p>
      <text:list xml:id="list1465597417922015120" text:style-name="L2">
        <text:list-item>
          <text:p text:style-name="P132"><text:span text:style-name="T39">Il giocatore </text:span><text:span text:style-name="T40">evidenzia una tile eseguendo un click su di essa</text:span></text:p>
        </text:list-item>
        <text:list-item>
          <text:p text:style-name="P84">Il giocatore deseleziona una tile effettuando un click sulla stessa</text:p>
        </text:list-item>
      </text:list>
      <text:list xml:id="list7844947900998545962" text:style-name="L3">
        <text:list-item>
          <text:p text:style-name="P86">Il giocatore effettua una mossa selezionando 2 tile sul piano di gioco</text:p>
        </text:list-item>
        <text:list-item>
          <text:p text:style-name="P87">Viene verificata la validità della mossa (le tile devono essere uguali ed il cammino valido)</text:p>
        </text:list-item>
        <text:list-item>
          <text:p text:style-name="P87">Se la verifica fallisce, la mossa non viene eseguita e le tile selezionate vengono deselezionate</text:p>
        </text:list-item>
        <text:list-item>
          <text:p text:style-name="P86">Se la verifica ha successo, la mossa viene eseguita rimuovendo dal piano di gioco le tile</text:p>
        </text:list-item>
        <text:list-item>
          <text:p text:style-name="P85">A mossa eseguita deve essere notificata la sconfitta/vittoria</text:p>
        </text:list-item>
      </text:list>
      <text:p text:style-name="P7"/>
      <text:p text:style-name="P40">Diagrammma dei casi d'uso:</text:p>
      <text:p text:style-name="P61">Descrizione dei casi d'uso</text:p>
      <text:p text:style-name="P43"/>
      <table:table table:name="Table1" table:style-name="Table1">
        <table:table-column table:style-name="Table1.A"/>
        <table:table-row>
          <table:table-cell table:style-name="Table1.A1" office:value-type="string">
            <text:p text:style-name="P70"><text:span text:style-name="T3">Caso d'uso:</text:span> Selezione <text:span text:style-name="T33">tile</text:span></text:p>
          </table:table-cell>
        </table:table-row>
        <table:table-row>
          <table:table-cell table:style-name="Table1.A2" office:value-type="string">
            <text:p text:style-name="P70"><text:span text:style-name="T3">ID: </text:span><text:span text:style-name="T4">S</text:span><text:span text:style-name="T5">T</text:span></text:p>
          </table:table-cell>
        </table:table-row>
        <table:table-row>
          <table:table-cell table:style-name="Table1.A2" office:value-type="string">
            <text:p text:style-name="P70"><text:span text:style-name="T3">Pre-condizioni: </text:span><text:span text:style-name="T4">/</text:span></text:p>
          </table:table-cell>
        </table:table-row>
        <table:table-row>
          <table:table-cell table:style-name="Table1.A2" office:value-type="string">
            <text:p text:style-name="P70"><text:span text:style-name="T3">Corso degli eventi: </text:span><text:span text:style-name="T4">l'attore esegue un click su una delle tile</text:span></text:p>
          </table:table-cell>
        </table:table-row>
        <table:table-row>
          <table:table-cell table:style-name="Table1.A2" office:value-type="string">
            <text:p text:style-name="P70"><text:span text:style-name="T3">Post-condizioni: </text:span><text:span text:style-name="T5">la tile viene marchiata come selezionata</text:span></text:p>
          </table:table-cell>
        </table:table-row>
        <table:table-row>
          <table:table-cell table:style-name="Table1.A2" office:value-type="string">
            <text:p text:style-name="P70"><text:span text:style-name="T3">Alternativa: </text:span><text:span text:style-name="T4">/</text:span></text:p>
          </table:table-cell>
        </table:table-row>
      </table:table>
      <text:p text:style-name="P43"/>
      <text:p text:style-name="P43"/>
      <table:table table:name="Table6" table:style-name="Table6">
        <table:table-column table:style-name="Table6.A"/>
        <table:table-row>
          <table:table-cell table:style-name="Table6.A1" office:value-type="string">
            <text:p text:style-name="P70"><text:span text:style-name="T3">Caso d'uso:</text:span> <text:span text:style-name="T70">Des</text:span>elezione <text:span text:style-name="T33">tile</text:span></text:p>
          </table:table-cell>
        </table:table-row>
        <table:table-row>
          <table:table-cell table:style-name="Table6.A2" office:value-type="string">
            <text:p text:style-name="P70"><text:span text:style-name="T3">ID: </text:span><text:span text:style-name="T31">D</text:span><text:span text:style-name="T5">T</text:span></text:p>
          </table:table-cell>
        </table:table-row>
        <table:table-row>
          <table:table-cell table:style-name="Table6.A2" office:value-type="string">
            <text:p text:style-name="P70"><text:span text:style-name="T3">Pre-condizioni: </text:span><text:span text:style-name="T5">è stata </text:span><text:span text:style-name="T31">s</text:span><text:span text:style-name="T5">elezionata un tile (ST)</text:span></text:p>
          </table:table-cell>
        </table:table-row>
        <table:table-row>
          <table:table-cell table:style-name="Table6.A2" office:value-type="string">
            <text:p text:style-name="P70"><text:span text:style-name="T3">Corso degli eventi: </text:span><text:span text:style-name="T4">l'attore esegue un </text:span><text:span text:style-name="T31">secondo click sulla</text:span><text:span text:style-name="T4"> tile </text:span><text:span text:style-name="T31">selezionata</text:span></text:p>
          </table:table-cell>
        </table:table-row>
        <table:table-row>
          <table:table-cell table:style-name="Table6.A2" office:value-type="string">
            <text:p text:style-name="P70"><text:span text:style-name="T3">Post-condizioni: </text:span><text:span text:style-name="T5">la tile viene </text:span><text:span text:style-name="T31">des</text:span><text:span text:style-name="T5">elezionata</text:span></text:p>
          </table:table-cell>
        </table:table-row>
        <table:table-row>
          <table:table-cell table:style-name="Table6.A2" office:value-type="string">
            <text:p text:style-name="P70"><text:span text:style-name="T3">Alternativa: </text:span><text:span text:style-name="T4">/</text:span></text:p>
          </table:table-cell>
        </table:table-row>
      </table:table>
      <text:p text:style-name="P43"/>
      <text:p text:style-name="P41"/>
      <table:table table:name="Table2" table:style-name="Table2">
        <table:table-column table:style-name="Table2.A"/>
        <table:table-row>
          <table:table-cell table:style-name="Table2.A1" office:value-type="string">
            <text:p text:style-name="P68"><text:span text:style-name="T3">Caso d'uso:</text:span> Selezione <text:span text:style-name="T33">seconda tile</text:span></text:p>
          </table:table-cell>
        </table:table-row>
        <table:table-row>
          <table:table-cell table:style-name="Table2.A2" office:value-type="string">
            <text:p text:style-name="P68"><text:span text:style-name="T3">ID: </text:span><text:span text:style-name="T4">S</text:span><text:span text:style-name="T5">ST</text:span></text:p>
          </table:table-cell>
        </table:table-row>
        <table:table-row>
          <table:table-cell table:style-name="Table2.A2" office:value-type="string">
            <text:p text:style-name="P68"><text:span text:style-name="T3">Pre-condizioni: </text:span><text:span text:style-name="T5">è stata già selezionata un altra tile (ST)</text:span></text:p>
          </table:table-cell>
        </table:table-row>
        <table:table-row>
          <table:table-cell table:style-name="Table2.A2" office:value-type="string">
            <text:p text:style-name="P68"><text:span text:style-name="T3">Corso degli eventi: </text:span><text:span text:style-name="T4">l'attore esegue un click su un</text:span><text:span text:style-name="T5">'altra</text:span><text:span text:style-name="T4"> delle tile</text:span></text:p>
          </table:table-cell>
        </table:table-row>
        <table:table-row>
          <table:table-cell table:style-name="Table2.A2" office:value-type="string">
            <text:p text:style-name="P68"><text:span text:style-name="T3">Post-condizioni: </text:span><text:span text:style-name="T5">se le tile selezionate sono uguali viene verificata la mossa (VM)</text:span></text:p>
          </table:table-cell>
        </table:table-row>
        <table:table-row>
          <table:table-cell table:style-name="Table2.A2" office:value-type="string">
            <text:p text:style-name="P68"><text:span text:style-name="T3">Alternativa: </text:span><text:span text:style-name="T5">se le tile selezionate sono diverse viene deselezionata la prima tile e marchiata come selezionata la seconda</text:span></text:p>
          </table:table-cell>
        </table:table-row>
      </table:table>
      <text:p text:style-name="P42"/>
      <text:p text:style-name="P42"/>
      <text:p text:style-name="P42"/>
      <text:p text:style-name="P42"/>
      <text:p text:style-name="P42"/>
      <text:p text:style-name="P42"/>
      <text:p text:style-name="P42"/>
      <table:table table:name="Table3" table:style-name="Table3">
        <table:table-column table:style-name="Table3.A"/>
        <text:soft-page-break/>
        <table:table-row>
          <table:table-cell table:style-name="Table3.A1" office:value-type="string">
            <text:p text:style-name="P69"><text:span text:style-name="T3">Caso d'uso:</text:span> <text:span text:style-name="T33">Verifica Mossa</text:span></text:p>
          </table:table-cell>
        </table:table-row>
        <table:table-row>
          <table:table-cell table:style-name="Table3.A2" office:value-type="string">
            <text:p text:style-name="P69"><text:span text:style-name="T3">ID: </text:span><text:span text:style-name="T5">VM</text:span></text:p>
          </table:table-cell>
        </table:table-row>
        <table:table-row>
          <table:table-cell table:style-name="Table3.A2" office:value-type="string">
            <text:p text:style-name="P69"><text:span text:style-name="T3">Pre-condizioni: </text:span><text:span text:style-name="T5">sono state selezionate due tile uguali (SST)</text:span></text:p>
          </table:table-cell>
        </table:table-row>
        <table:table-row>
          <table:table-cell table:style-name="Table3.A2" office:value-type="string">
            <text:p text:style-name="P69"><text:span text:style-name="T3">Corso degli eventi: </text:span><text:span text:style-name="T5">viene verificato se la mossa è valida</text:span></text:p>
          </table:table-cell>
        </table:table-row>
        <table:table-row>
          <table:table-cell table:style-name="Table3.A2" office:value-type="string">
            <text:p text:style-name="P69"><text:span text:style-name="T3">Post-condizioni: </text:span><text:span text:style-name="T5">se la mossa è valida</text:span></text:p>
            <text:list xml:id="list7286223603623598269" text:style-name="L4">
              <text:list-item>
                <text:p text:style-name="P136">Viene aggiornato il piano di gioco rimuovendo le tile selezionate (RP)</text:p>
              </text:list-item>
              <text:list-item>
                <text:p text:style-name="P136">Viene effettuato un controllo sul numero di tile rimanenti (CNT)</text:p>
              </text:list-item>
            </text:list>
          </table:table-cell>
        </table:table-row>
        <table:table-row>
          <table:table-cell table:style-name="Table3.A2" office:value-type="string">
            <text:p text:style-name="P69"><text:span text:style-name="T3">Alternativa: </text:span><text:span text:style-name="T5">se la mossa non è valida viene deselezionata la prima tile e marchiata come selezionata la seconda</text:span></text:p>
          </table:table-cell>
        </table:table-row>
      </table:table>
      <text:p text:style-name="P42"/>
      <text:p text:style-name="P42"/>
      <table:table table:name="Table4" table:style-name="Table4">
        <table:table-column table:style-name="Table4.A"/>
        <table:table-row>
          <table:table-cell table:style-name="Table4.A1" office:value-type="string">
            <text:p text:style-name="P69"><text:span text:style-name="T3">Caso d'uso:</text:span> <text:span text:style-name="T34">Rimuovi Coppia</text:span></text:p>
          </table:table-cell>
        </table:table-row>
        <table:table-row>
          <table:table-cell table:style-name="Table4.A2" office:value-type="string">
            <text:p text:style-name="P69"><text:span text:style-name="T3">ID: </text:span><text:span text:style-name="T29">RP</text:span></text:p>
          </table:table-cell>
        </table:table-row>
        <table:table-row>
          <table:table-cell table:style-name="Table4.A2" office:value-type="string">
            <text:p text:style-name="P69"><text:span text:style-name="T3">Pre-condizioni: </text:span><text:span text:style-name="T6">la verifica della mossa è andata a buon fine (V</text:span><text:span text:style-name="T30">M</text:span><text:span text:style-name="T6">)</text:span></text:p>
          </table:table-cell>
        </table:table-row>
        <table:table-row>
          <table:table-cell table:style-name="Table4.A2" office:value-type="string">
            <text:p text:style-name="P69"><text:span text:style-name="T3">Corso degli eventi: </text:span><text:span text:style-name="T5">viene </text:span><text:span text:style-name="T6">rimossa una coppia di tile dal piano di gioco</text:span></text:p>
          </table:table-cell>
        </table:table-row>
        <table:table-row>
          <table:table-cell table:style-name="Table4.A2" office:value-type="string">
            <text:p text:style-name="P69"><text:span text:style-name="T3">Post-condizioni: </text:span><text:span text:style-name="T5">Viene effettuato un controllo sul numero di tile rimanenti (CNT)</text:span></text:p>
          </table:table-cell>
        </table:table-row>
        <table:table-row>
          <table:table-cell table:style-name="Table4.A2" office:value-type="string">
            <text:p text:style-name="P69"><text:span text:style-name="T3">Alternativa: </text:span><text:span text:style-name="T5">/</text:span></text:p>
          </table:table-cell>
        </table:table-row>
      </table:table>
      <text:p text:style-name="P44"/>
      <text:p text:style-name="P44"/>
      <table:table table:name="Table5" table:style-name="Table5">
        <table:table-column table:style-name="Table5.A"/>
        <table:table-row>
          <table:table-cell table:style-name="Table5.A1" office:value-type="string">
            <text:p text:style-name="P71"><text:span text:style-name="T3">Caso d'uso:</text:span> <text:span text:style-name="T34">Controllo Numero tile</text:span></text:p>
          </table:table-cell>
        </table:table-row>
        <table:table-row>
          <table:table-cell table:style-name="Table5.A2" office:value-type="string">
            <text:p text:style-name="P71"><text:span text:style-name="T3">ID: </text:span><text:span text:style-name="T6">CNT</text:span></text:p>
          </table:table-cell>
        </table:table-row>
        <table:table-row>
          <table:table-cell table:style-name="Table5.A2" office:value-type="string">
            <text:p text:style-name="P71"><text:span text:style-name="T3">Pre-condizioni: </text:span><text:span text:style-name="T6">è stata rimossa una coppia di tile (R</text:span><text:span text:style-name="T29">P</text:span><text:span text:style-name="T6">)</text:span></text:p>
          </table:table-cell>
        </table:table-row>
        <table:table-row>
          <table:table-cell table:style-name="Table5.A2" office:value-type="string">
            <text:p text:style-name="P71"><text:span text:style-name="T3">Corso degli eventi: </text:span><text:span text:style-name="T5">Viene effettuato un controllo sul numero di tile rimanenti</text:span></text:p>
          </table:table-cell>
        </table:table-row>
        <table:table-row>
          <table:table-cell table:style-name="Table5.A2" office:value-type="string">
            <text:p text:style-name="P71"><text:span text:style-name="T3">Post-condizioni: </text:span><text:span text:style-name="T6">Se </text:span><text:span text:style-name="T32">non </text:span><text:span text:style-name="T6">sono presenti ulteriori tile sul piano di gioco, l'attore </text:span><text:span text:style-name="T32">ha vinto la partita e può ricominciarne un'altra (NG)</text:span></text:p>
          </table:table-cell>
        </table:table-row>
        <table:table-row>
          <table:table-cell table:style-name="Table5.A2" office:value-type="string">
            <text:p text:style-name="P76">Alternativa: <text:span text:style-name="T32">Se sono presenti ulteriori tile viene effettuato il controllo sulla possibilita' di effettuare ulteriori mosse (CM)</text:span></text:p>
          </table:table-cell>
        </table:table-row>
      </table:table>
      <text:p text:style-name="P44"/>
      <text:p text:style-name="P44"/>
      <text:p text:style-name="P44"/>
      <text:p text:style-name="P44"/>
      <text:p text:style-name="P44"/>
      <table:table table:name="Table7" table:style-name="Table7">
        <table:table-column table:style-name="Table7.A"/>
        <text:soft-page-break/>
        <table:table-row>
          <table:table-cell table:style-name="Table7.A1" office:value-type="string">
            <text:p text:style-name="P71"><text:span text:style-name="T3">Caso d'uso:</text:span> <text:span text:style-name="T71">New Game</text:span></text:p>
          </table:table-cell>
        </table:table-row>
        <table:table-row>
          <table:table-cell table:style-name="Table7.A2" office:value-type="string">
            <text:p text:style-name="P71"><text:span text:style-name="T3">ID: </text:span><text:span text:style-name="T32">NG</text:span></text:p>
          </table:table-cell>
        </table:table-row>
        <table:table-row>
          <table:table-cell table:style-name="Table7.A2" office:value-type="string">
            <text:p text:style-name="P71"><text:span text:style-name="T3">Pre-condizioni: </text:span><text:span text:style-name="T6">/</text:span></text:p>
          </table:table-cell>
        </table:table-row>
        <table:table-row>
          <table:table-cell table:style-name="Table7.A2" office:value-type="string">
            <text:p text:style-name="P71"><text:span text:style-name="T3">Corso degli eventi: </text:span><text:span text:style-name="T5">Viene </text:span><text:span text:style-name="T32">generato un nuovo tavolo di gioco</text:span></text:p>
          </table:table-cell>
        </table:table-row>
        <table:table-row>
          <table:table-cell table:style-name="Table7.A2" office:value-type="string">
            <text:p text:style-name="P71"><text:span text:style-name="T3">Post-condizioni: </text:span><text:span text:style-name="T32">il giocatore può cominciare a selezionare tile (ST)</text:span></text:p>
          </table:table-cell>
        </table:table-row>
        <table:table-row>
          <table:table-cell table:style-name="Table7.A2" office:value-type="string">
            <text:p text:style-name="P76">Alternativa: <text:span text:style-name="T32">/</text:span></text:p>
          </table:table-cell>
        </table:table-row>
      </table:table>
      <text:p text:style-name="P44"/>
      <text:p text:style-name="P44"/>
      <table:table table:name="Table8" table:style-name="Table8">
        <table:table-column table:style-name="Table8.A"/>
        <table:table-row>
          <table:table-cell table:style-name="Table8.A1" office:value-type="string">
            <text:p text:style-name="P71"><text:span text:style-name="T3">Caso d'uso:</text:span> <text:span text:style-name="T34">Controllo Mosse</text:span></text:p>
          </table:table-cell>
        </table:table-row>
        <table:table-row>
          <table:table-cell table:style-name="Table8.A2" office:value-type="string">
            <text:p text:style-name="P71"><text:span text:style-name="T3">ID: </text:span><text:span text:style-name="T6">C</text:span><text:span text:style-name="T32">M</text:span></text:p>
          </table:table-cell>
        </table:table-row>
        <table:table-row>
          <table:table-cell table:style-name="Table8.A2" office:value-type="string">
            <text:p text:style-name="P71"><text:span text:style-name="T3">Pre-condizioni: </text:span><text:span text:style-name="T32">è stata effettuata una mossa ma sono presenti ulteriori tile sul tavolo gi gioco</text:span><text:span text:style-name="T3"> </text:span><text:span text:style-name="T32">(CNT)</text:span></text:p>
          </table:table-cell>
        </table:table-row>
        <table:table-row>
          <table:table-cell table:style-name="Table8.A2" office:value-type="string">
            <text:p text:style-name="P71"><text:span text:style-name="T3">Corso degli eventi: </text:span><text:span text:style-name="T5">Viene effettuato un controllo sul</text:span><text:span text:style-name="T32">le tile rimanenti</text:span></text:p>
          </table:table-cell>
        </table:table-row>
        <table:table-row>
          <table:table-cell table:style-name="Table8.A2" office:value-type="string">
            <text:p text:style-name="P71"><text:span text:style-name="T3">Post-condizioni: </text:span><text:span text:style-name="T32">Se sono possibili ulteriori mosse il giocatore può selezionare una tile (ST)</text:span></text:p>
          </table:table-cell>
        </table:table-row>
        <table:table-row>
          <table:table-cell table:style-name="Table8.A2" office:value-type="string">
            <text:p text:style-name="P76">Alternativa: <text:span text:style-name="T32">Se non sono possibili ulteriori mosse la partita è persa e si può ricominciare il gioco (GO)</text:span></text:p>
          </table:table-cell>
        </table:table-row>
      </table:table>
      <text:p text:style-name="P44"/>
      <text:p text:style-name="P44"/>
      <text:p text:style-name="P44"/>
      <table:table table:name="Table9" table:style-name="Table9">
        <table:table-column table:style-name="Table9.A"/>
        <table:table-row>
          <table:table-cell table:style-name="Table9.A1" office:value-type="string">
            <text:p text:style-name="P71"><text:span text:style-name="T3">Caso d'uso:</text:span> <text:span text:style-name="T71">Game Over</text:span></text:p>
          </table:table-cell>
        </table:table-row>
        <table:table-row>
          <table:table-cell table:style-name="Table9.A2" office:value-type="string">
            <text:p text:style-name="P71"><text:span text:style-name="T3">ID: </text:span><text:span text:style-name="T32">GO</text:span></text:p>
          </table:table-cell>
        </table:table-row>
        <table:table-row>
          <table:table-cell table:style-name="Table9.A2" office:value-type="string">
            <text:p text:style-name="P71"><text:span text:style-name="T3">Pre-condizioni: </text:span><text:span text:style-name="T32">è stata effettuata una mossa ,sono presenti ulteriori tile sul tavolo ma non sono possibili ulteriori mosse (CM)</text:span></text:p>
          </table:table-cell>
        </table:table-row>
        <table:table-row>
          <table:table-cell table:style-name="Table9.A2" office:value-type="string">
            <text:p text:style-name="P71"><text:span text:style-name="T3">Corso degli eventi: </text:span><text:span text:style-name="T32">La partita termina e viene richiesto al giocatore se vuole effettuare una nuova partita</text:span></text:p>
          </table:table-cell>
        </table:table-row>
        <table:table-row>
          <table:table-cell table:style-name="Table9.A2" office:value-type="string">
            <text:p text:style-name="P71"><text:span text:style-name="T3">Post-condizioni: </text:span><text:span text:style-name="T32">L'utente decide di effettuare una nuova partita (NG)</text:span></text:p>
          </table:table-cell>
        </table:table-row>
        <table:table-row>
          <table:table-cell table:style-name="Table9.A2" office:value-type="string">
            <text:p text:style-name="P76">Alternativa: <text:span text:style-name="T32">L'utente decide di smettere di giocare, il programma termina</text:span></text:p>
          </table:table-cell>
        </table:table-row>
      </table:table>
      <text:p text:style-name="P44"/>
      <text:p text:style-name="P42"/>
      <text:p text:style-name="P58">Analisi e progettazione</text:p>
      <text:p text:style-name="P52"/>
      <text:p text:style-name="P52"/>
      <text:p text:style-name="P45">Scelte di progetto:</text:p>
      <text:p text:style-name="P4">- <text:span text:style-name="T52">Ambiente di sviluppo</text:span></text:p>
      <text:p text:style-name="P4">- <text:span text:style-name="T52">GUI</text:span></text:p>
      <text:p text:style-name="P4">- <text:span text:style-name="T53">Dimensioni piano di gioco</text:span></text:p>
      <text:p text:style-name="P4">- <text:span text:style-name="T53">Numero di tile diverse tra loro</text:span></text:p>
      <text:p text:style-name="P4">- <text:span text:style-name="T53">Possibilità di mischiare le tile</text:span></text:p>
      <text:p text:style-name="P4">- <text:span text:style-name="T53">Individuazione game over</text:span></text:p>
      <text:p text:style-name="P4">- <text:span text:style-name="T53">Ricerca cammino analizzando le varie combinazioni</text:span></text:p>
      <text:p text:style-name="P5">- <text:span text:style-name="T53">Ricerca cammino: dimezzamento combinazioni tramite scambio di </text:span></text:p>
      <text:p text:style-name="P6"><text:s text:c="3"/>coordinate</text:p>
      <text:p text:style-name="P4">- <text:span text:style-name="T53">Ricerca cammino delegata a più di un metodo</text:span></text:p>
      <text:p text:style-name="P4">- <text:span text:style-name="T54">Ordine di selezione tile rilevante</text:span></text:p>
      <text:p text:style-name="P4">- <text:span text:style-name="T54">Cammini non stampati a video</text:span></text:p>
      <text:p text:style-name="P4">- <text:span text:style-name="T60">New Game a fine partita</text:span></text:p>
      <text:p text:style-name="P46"/>
      <text:p text:style-name="P47">Ambiente di sviluppo</text:p>
      <text:p text:style-name="P47"/>
      <text:p text:style-name="P48"><text:span text:style-name="T61">A riguardo vedere la sezione </text:span><text:span text:style-name="T62">Compilazione ed esecuzione.</text:span></text:p>
      <text:p text:style-name="P33"/>
      <text:p text:style-name="P49">GUI</text:p>
      <text:p text:style-name="P49"/>
      <text:p text:style-name="P49"/>
      <text:p text:style-name="P63">Dimensioni piano di gioco</text:p>
      <text:p text:style-name="P49"/>
      <text:p text:style-name="P27">Le dimensioni del piano di gioco sono prefissate (non possono essere modificate dall'utente). Tale piano consiste in una griglia di 12 colonne e 6 righe (quindi 72 tile totali), inoltre sono presenti due colonne e due righe vuote ai confini del piano per permettere la ricerca di collegamenti tra le tile.</text:p>
      <text:p text:style-name="P27"/>
      <text:p text:style-name="P27"><draw:frame draw:style-name="fr1" draw:name="Image12" text:anchor-type="paragraph" svg:width="6.9252in" svg:height="3.8929in" draw:z-index="10"><draw:image xlink:href="Pictures/1000020100000556000003006742244E29F88C2A.png" xlink:type="simple" xlink:show="embed" xlink:actuate="onLoad"/></draw:frame></text:p>
      <text:p text:style-name="P49"/>
      <text:p text:style-name="P49">Numero di tile diverse tra loro</text:p>
      <text:p text:style-name="P49"/>
      <text:p text:style-name="P28">Anche il numero di tile diverse tra loro è fisso e non modificabile dall'utente. In questo caso si parla di 12 tipi di tile differenti.</text:p>
      <text:p text:style-name="P28"/>
      <text:p text:style-name="P63">Scramble board</text:p>
      <text:p text:style-name="P49"/>
      <text:p text:style-name="P29">Si è scelto di implementare un metodo che mischia le tile del piano scambiando l'ordine tra di esse. L'utilizzo di tale funzionalità è a discrezione dell'utente ed è utilizzabile <text:span text:style-name="T68">quante volte si vuole, ma è efficace solo se </text:span><text:span text:style-name="T67">non</text:span><text:span text:style-name="T68"> viene utilizzata</text:span> <text:span text:style-name="T68">due volte consecutive (foto 2)</text:span>, <text:span text:style-name="T63">cioè nel caso in cui l'utente dovesse invece fare ciò, la configurazione del piano sarebbe la stessa di partenza (foto 1).</text:span></text:p>
      <text:p text:style-name="P55"/>
      <text:p text:style-name="P29"><text:span text:style-name="T64">Foto 1: configurazione del piano </text:span><text:span text:style-name="T65">prima</text:span><text:span text:style-name="T64"> di scramble board</text:span></text:p>
      <text:p text:style-name="P28"><draw:frame draw:style-name="fr2" draw:name="Image13" text:anchor-type="paragraph" svg:x="0.0256in" svg:y="0.052in" svg:width="6.848in" svg:height="5.4728in" draw:z-index="11"><draw:image xlink:href="Pictures/1000020100000372000002C1F38DF4108EEBDE9B.png" xlink:type="simple" xlink:show="embed" xlink:actuate="onLoad"/></draw:frame></text:p>
      <text:p text:style-name="P28"/>
      <text:p text:style-name="P49"/>
      <text:p text:style-name="P49"/>
      <text:p text:style-name="P49"/>
      <text:p text:style-name="P49"/>
      <text:p text:style-name="P49"/>
      <text:p text:style-name="P55"><text:soft-page-break/>Foto 2: configurazione <text:span text:style-name="T66">dopo</text:span> l'utilizzo di scamble board</text:p>
      <text:p text:style-name="P49"><draw:frame draw:style-name="fr1" draw:name="Image14" text:anchor-type="paragraph" svg:width="6.9252in" svg:height="5.5346in" draw:z-index="12"><draw:image xlink:href="Pictures/1000020100000372000002C11AB2681D303C6170.png" xlink:type="simple" xlink:show="embed" xlink:actuate="onLoad"/></draw:frame></text:p>
      <text:p text:style-name="P49">Individuazione game over</text:p>
      <text:p text:style-name="P49"/>
      <text:p text:style-name="P30">Il programma è in grado di individuare una situazione di game over e di stampare un messaggio a video nel caso si verifichi tale eventualità.</text:p>
      <text:p text:style-name="P49"/>
      <text:p text:style-name="P49">Ordine di selezione tile</text:p>
      <text:p text:style-name="P49"/>
      <text:p text:style-name="P30">L'ordine di selezione delle tile effettuato tramite GUI è rilevante: I metodi di ricerca dei cammini comincieranno la ricerca a partire dalla prima tile selezionata.</text:p>
      <text:p text:style-name="P64">Ricerca cammino</text:p>
      <text:p text:style-name="P50"/>
      <text:p text:style-name="P31">La ricerca dei cammini <text:span text:style-name="T72">si basa sulla suddivisione in casi di tutte le possibili configurazioni geografiche delle tile selezionate (ad esempio tile sulla stessa riga, tile sulla stessa colonna, eccetera).</text:span></text:p>
      <text:p text:style-name="P32">Essendo l'ordine delle tile rilevante nella ricerca del cammino, si è trovato il modo di dimezzare I casi da analizzare in modo da non dover scrivere codice ulteriore (questa ottimizzazione è spiegata più in dettaglio nella descrizione delle classi con UML<text:span text:style-name="T43"> </text:span>, classe Core, metodo pathViability).</text:p>
      <text:p text:style-name="P32">Si è infine deciso di utilizzare più di un metodo per il controllo dei cammini, in modo da eliminare ridondanza di codice e migliorare la leggibilità di quest'ultimo.</text:p>
      <text:p text:style-name="P50"/>
      <text:p text:style-name="P50">Cammini non stampati a video</text:p>
      <text:p text:style-name="P50"/>
      <text:p text:style-name="P32">I cammini trovati non vengono stampati a video; questa decisione è stata presa per non utilizzare ulteriori risorse computazionali a fronte dell'implementazione della ricerca dei cammini.</text:p>
      <text:p text:style-name="P50"/>
      <text:p text:style-name="P50">New Game a fine partita</text:p>
      <text:p text:style-name="P50"/>
      <text:p text:style-name="P51">Una volta che il piano è stato completamente svuotato (partita vinta), il programma chiede al giocatore se desidera effettuare una nuova partita. In caso di risposta affermativa, il software genera un nuovo piano di gioco, altrimenti esso termina.</text:p>
      <text:p text:style-name="P49"/>
      <text:p text:style-name="P49"/>
      <text:p text:style-name="P49"/>
      <text:p text:style-name="P49"/>
      <text:p text:style-name="P62">Descrizione delle classi tramite UML</text:p>
      <text:p text:style-name="P45"/>
      <text:p text:style-name="P8">Di seguito viene elencata una panoramica delle classi che costituiscono il programma:</text:p>
      <text:p text:style-name="P8"/>
      <text:p text:style-name="P8"><draw:frame draw:style-name="fr2" draw:name="Image1" text:anchor-type="paragraph" svg:x="0.0252in" svg:y="0.5835in" svg:width="1.6457in" svg:height="5.5008in" draw:z-index="0"><draw:image xlink:href="Pictures/100002010000009E000002107A793724052FC221.png" xlink:type="simple" xlink:show="embed" xlink:actuate="onLoad"/></draw:frame><draw:frame draw:style-name="fr2" draw:name="Image2" text:anchor-type="paragraph" svg:x="2.1811in" svg:y="0.6043in" svg:width="1.6457in" svg:height="3.1563in" draw:z-index="1"><draw:image xlink:href="Pictures/100002010000009E0000012F613A3BC70910CA74.png" xlink:type="simple" xlink:show="embed" xlink:actuate="onLoad"/></draw:frame><draw:frame draw:style-name="fr2" draw:name="Image4" text:anchor-type="paragraph" svg:x="4.6291in" svg:y="5in" svg:width="1.6665in" svg:height="1.75in" draw:z-index="2"><draw:image xlink:href="Pictures/10000201000000A0000000A8A791AA9A26FFAAAF.png" xlink:type="simple" xlink:show="embed" xlink:actuate="onLoad"/></draw:frame><draw:frame draw:style-name="fr2" draw:name="Image5" text:anchor-type="paragraph" svg:x="2.0516in" svg:y="4.052in" svg:width="1.6772in" svg:height="3.3437in" draw:z-index="3"><draw:image xlink:href="Pictures/100002010000009E00000148F6BCC547DA303491.png" xlink:type="simple" xlink:show="embed" xlink:actuate="onLoad"/></draw:frame><draw:frame draw:style-name="fr2" draw:name="Image3" text:anchor-type="paragraph" svg:x="4.2126in" svg:y="0.6043in" svg:width="2.2083in" svg:height="3.9583in" draw:z-index="17"><draw:image xlink:href="Pictures/10000201000000B60000018FE858BFC0EB18E16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6141718342848560533" text:style-name="L5">
        <text:list-item>
          <text:p text:style-name="P134">Core</text:p>
        </text:list-item>
      </text:list>
      <text:p text:style-name="P25"><draw:frame draw:style-name="fr2" draw:name="Image6" text:anchor-type="paragraph" svg:x="1.5874in" svg:y="0.0772in" svg:width="1.6457in" svg:height="5.5008in" draw:z-index="4"><draw:image xlink:href="Pictures/100002010000009E000002102AFB1680DF407E73.png" xlink:type="simple" xlink:show="embed" xlink:actuate="onLoad"/></draw:frame></text:p>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9">Questa classe rappresenta la parte logica del programma; <text:span text:style-name="T48">tra le mansioni più importanti che Core svolge vi è quella </text:span>di generare il piano di gioco (board), popolarlo con delle tile e controllare se è possibile rimuovere le due tile selezionate dall'utente tramite la GUI.</text:p>
      <text:p text:style-name="P9"/>
      <text:p text:style-name="P10">La classe presenta I seguenti campi:</text:p>
      <text:list xml:id="list7617330701070809645" text:style-name="L6">
        <text:list-item>
          <text:p text:style-name="P133"><text:span text:style-name="T35">board: </text:span><text:span text:style-name="T36">array bidimensionale di interi che rappresenta il piano di gioco; il primo indice si riferisce al numero di colonne del piano, mentre il secondo al numero di righe.</text:span></text:p>
        </text:list-item>
      </text:list>
      <text:list xml:id="list3976668792999024894" text:style-name="L7">
        <text:list-item>
          <text:p text:style-name="P88"><text:span text:style-name="T41">b</text:span>rickCount: <text:span text:style-name="T7">numero totale di mattoncini presenti nel piano, esso diminuisce di 2 ogni volta che vengono rimossi 2 mattoncini.</text:span></text:p>
        </text:list-item>
        <text:list-item>
          <text:p text:style-name="P88"><text:span text:style-name="T41">b</text:span>rickNumber: <text:span text:style-name="T8">intero che identifica il numero di tipi di tile presenti nel piano. In questo caso vi sono 72 tile totali e 3 coppie di tile uguali tra loro (</text:span><text:span text:style-name="T9">dunque</text:span><text:span text:style-name="T8"> 6), </text:span><text:span text:style-name="T9">quindi<text:tab/></text:span><text:span text:style-name="T42">brickNumber = 72 / 6 = 12</text:span><text:span text:style-name="T9">.</text:span></text:p>
        </text:list-item>
      </text:list>
      <text:p text:style-name="P65"/>
      <text:list xml:id="list201108476269515" text:continue-numbering="true" text:style-name="L7">
        <text:list-item>
          <text:p text:style-name="P88">height: <text:span text:style-name="T10">parametro che indica l'altezza del piano popolato dai mattoncini (sono escluse le righe vuote in cima e in fondo al piano).</text:span></text:p>
        </text:list-item>
        <text:list-item>
          <text:p text:style-name="P88"><text:span text:style-name="T44">w</text:span>idth: <text:span text:style-name="T10">similmente a height, width denota la larghezza, escludendo le due colonne vuote a sinistra e a destra del piano.</text:span></text:p>
        </text:list-item>
        <text:list-item>
          <text:p text:style-name="P88"><text:span text:style-name="T44">r</text:span>nd: <text:span text:style-name="T10">istanza della classe Random, è un numero casuale che contribuirà a popolare il piano casualmente.</text:span></text:p>
        </text:list-item>
        <text:list-item>
          <text:p text:style-name="P88">NO_BRICK_TYPE: <text:span text:style-name="T10">costante di valore zero (indica una casella vuota).</text:span></text:p>
        </text:list-item>
      </text:list>
      <text:p text:style-name="P11"/>
      <text:p text:style-name="P11"/>
      <text:p text:style-name="P26"><text:span text:style-name="T10">P</text:span><text:span text:style-name="T4">er quanto riguarda I metodi della classe, essi sono I seguenti:</text:span></text:p>
      <text:list xml:id="list8520833812828203712" text:style-name="L8">
        <text:list-item>
          <text:p text:style-name="P89">Core: <text:span text:style-name="T11">costruttore della classe.</text:span></text:p>
        </text:list-item>
        <text:list-item>
          <text:p text:style-name="P89"><text:span text:style-name="T45">g</text:span>etBrickCount: <text:span text:style-name="T11">restituisce il numero di tile rimanenti.</text:span></text:p>
        </text:list-item>
        <text:list-item>
          <text:p text:style-name="P89">getBrickID: <text:span text:style-name="T11">restituisce </text:span><text:span text:style-name="T12">l'ID della tile .</text:span></text:p>
        </text:list-item>
        <text:list-item>
          <text:p text:style-name="P89"><text:span text:style-name="T46">g</text:span>etBoardHeight: <text:span text:style-name="T12">restituisce il valore memorizzato in height (altezza)</text:span></text:p>
        </text:list-item>
        <text:list-item>
          <text:p text:style-name="P89">getBoardWidth: <text:span text:style-name="T12">restituisce il valore memorizzato in width (larghezza)</text:span></text:p>
        </text:list-item>
        <text:list-item>
          <text:p text:style-name="P90">generateBoard: <text:span text:style-name="T13">questo metodo inizializza il piano (board) con una “cornice” vuota, cioè senza mattoncini (zero). </text:span><text:span text:style-name="T15">S</text:span><text:span text:style-name="T14">uccesivamente popola il piano partendo dalla prima colonna a sinistra e riempiendo via via ogni casella con una tile generata in maniera pseudo-casuale.</text:span></text:p>
        </text:list-item>
        <text:list-item>
          <text:p text:style-name="P90"><text:span text:style-name="T47">n</text:span>ewGame: <text:span text:style-name="T16">richiamato quando l'utente vuole iniziare una nuova partita, new game ripopola il piano di gioco daccapo </text:span><text:span text:style-name="T17">richiamando generateBoard.</text:span></text:p>
        </text:list-item>
        <text:list-item>
          <text:p text:style-name="P90">scramble_board: <text:span text:style-name="T17">mischia I mattoncini senza modificare la geografia del piano <text:s/>(le caselle vuote rimangono tali).</text:span></text:p>
        </text:list-item>
        <text:list-item>
          <text:p text:style-name="P90"><text:span text:style-name="T48">m</text:span>akeMo<text:span text:style-name="T48">v</text:span>e: <text:span text:style-name="T18">ha come input le coordinate dei mattoncini. </text:span><text:span text:style-name="T19">Dal momento che l'ordine in cui le tile vengono selezionate dalla GUI ha ripercussioni sugli algoritmi che controllano I collegamenti, questo metodo si occupa di dimezzare I casi da controllare e di richiamare successivamente il controllo sulle coordinate in ingresso. Se il collegamento va a buon fine, brickCount viene decrementato di 2.</text:span></text:p>
        </text:list-item>
        <text:list-item>
          <text:p text:style-name="P90">pathViability: <text:span text:style-name="T20">controlla se esiste un cammino per collegare I 2 mattoncini selezionati (le coordinate vengono ricevute in input); se ne è possibile almeno uno il metodo restituisce vero, altrimenti falso. </text:span><text:span text:style-name="T21">In base alla posizione delle tile, pathViability delega la ricerca del cammino ad altri metodi. Le combinazioni possibili sono 8, ridotte a 4 da makeMove </text:span><text:span text:style-name="T22">scambiando tra loro le coordinate dellle tile quando serve. </text:span><text:span text:style-name="T23">Tenendo conto che x1, y1 sono le coordinate della prima tile selezionata e x2, y2 quelle della seconda, I casi possono essere riassunti nella seguente tabella:</text:span></text:p>
        </text:list-item>
      </text:list>
      <table:table table:name="combinations" table:style-name="combinations">
        <table:table-column table:style-name="combinations.A"/>
        <table:table-column table:style-name="combinations.B"/>
        <table:table-column table:style-name="combinations.C"/>
        <table:table-row>
          <table:table-cell table:style-name="combinations.A1" office:value-type="string">
            <text:p text:style-name="P74">X1, x2</text:p>
          </table:table-cell>
          <table:table-cell table:style-name="combinations.A1" office:value-type="string">
            <text:p text:style-name="P75">Y1, y2</text:p>
          </table:table-cell>
          <table:table-cell table:style-name="combinations.C1" office:value-type="string">
            <text:p text:style-name="P75">Implementazione</text:p>
          </table:table-cell>
        </table:table-row>
        <table:table-row>
          <table:table-cell table:style-name="combinations.A2" office:value-type="string">
            <text:p text:style-name="P73">&gt;</text:p>
          </table:table-cell>
          <table:table-cell table:style-name="combinations.A2" office:value-type="string">
            <text:p text:style-name="P73">&gt;</text:p>
          </table:table-cell>
          <table:table-cell table:style-name="combinations.C2" office:value-type="string">
            <text:p text:style-name="P73">Ricerca cammino</text:p>
          </table:table-cell>
        </table:table-row>
        <table:table-row>
          <table:table-cell table:style-name="combinations.A2" office:value-type="string">
            <text:p text:style-name="P73">&gt;</text:p>
          </table:table-cell>
          <table:table-cell table:style-name="combinations.A2" office:value-type="string">
            <text:p text:style-name="P73">&lt;</text:p>
          </table:table-cell>
          <table:table-cell table:style-name="combinations.C2" office:value-type="string">
            <text:p text:style-name="P73">Ricerca cammino</text:p>
          </table:table-cell>
        </table:table-row>
        <table:table-row>
          <table:table-cell table:style-name="combinations.A2" office:value-type="string">
            <text:p text:style-name="P73">&gt;</text:p>
          </table:table-cell>
          <table:table-cell table:style-name="combinations.A2" office:value-type="string">
            <text:p text:style-name="P73"><text:s/>=</text:p>
          </table:table-cell>
          <table:table-cell table:style-name="combinations.C2" office:value-type="string">
            <text:p text:style-name="P73">Ricerca cammino</text:p>
          </table:table-cell>
        </table:table-row>
        <table:table-row>
          <table:table-cell table:style-name="combinations.A2" office:value-type="string">
            <text:p text:style-name="P73">&lt;</text:p>
          </table:table-cell>
          <table:table-cell table:style-name="combinations.A2" office:value-type="string">
            <text:p text:style-name="P73">&gt;</text:p>
          </table:table-cell>
          <table:table-cell table:style-name="combinations.C2" office:value-type="string">
            <text:p text:style-name="P73">Scambio coordinate</text:p>
          </table:table-cell>
        </table:table-row>
        <table:table-row>
          <table:table-cell table:style-name="combinations.A2" office:value-type="string">
            <text:p text:style-name="P73">&lt;</text:p>
          </table:table-cell>
          <table:table-cell table:style-name="combinations.A2" office:value-type="string">
            <text:p text:style-name="P73">&lt;</text:p>
          </table:table-cell>
          <table:table-cell table:style-name="combinations.C2" office:value-type="string">
            <text:p text:style-name="P73">Scambio coordinate</text:p>
          </table:table-cell>
        </table:table-row>
        <table:table-row>
          <table:table-cell table:style-name="combinations.A2" office:value-type="string">
            <text:p text:style-name="P73">&lt;</text:p>
          </table:table-cell>
          <table:table-cell table:style-name="combinations.A2" office:value-type="string">
            <text:p text:style-name="P72"><text:s/><text:span text:style-name="T49">= </text:span></text:p>
          </table:table-cell>
          <table:table-cell table:style-name="combinations.C2" office:value-type="string">
            <text:p text:style-name="P73">Scambio coordinate</text:p>
          </table:table-cell>
        </table:table-row>
        <table:table-row>
          <table:table-cell table:style-name="combinations.A2" office:value-type="string">
            <text:p text:style-name="P72"><text:s/><text:span text:style-name="T49">= </text:span></text:p>
          </table:table-cell>
          <table:table-cell table:style-name="combinations.A2" office:value-type="string">
            <text:p text:style-name="P73">&gt;</text:p>
          </table:table-cell>
          <table:table-cell table:style-name="combinations.C2" office:value-type="string">
            <text:p text:style-name="P73">Ricerca cammino</text:p>
          </table:table-cell>
        </table:table-row>
        <table:table-row>
          <table:table-cell table:style-name="combinations.A2" office:value-type="string">
            <text:p text:style-name="P72"><text:s/><text:span text:style-name="T49">= </text:span></text:p>
          </table:table-cell>
          <table:table-cell table:style-name="combinations.A2" office:value-type="string">
            <text:p text:style-name="P73">&lt;</text:p>
          </table:table-cell>
          <table:table-cell table:style-name="combinations.C2" office:value-type="string">
            <text:p text:style-name="P73">Scambio coordinate</text:p>
          </table:table-cell>
        </table:table-row>
      </table:table>
      <text:p text:style-name="P12"/>
      <text:list xml:id="list201109667561889" text:continue-numbering="true" text:style-name="L8">
        <text:list-header>
          <text:p text:style-name="P99">Lo scambio di coordinate, ove effettuato, permette di ricondurre tali casi a quelli che vengono analizzati dai metodi che si occupano di cercare un collegamento: ad esempio il quarto caso viene ricondotto al secondo, il quinto al primo, eccetera.</text:p>
          <text:p text:style-name="P100">A questo punto la ricerca del cammino viene affidata ai successivi 5 metodi.</text:p>
        </text:list-header>
        <text:list-item>
          <text:p text:style-name="P90"><text:span text:style-name="T50">c</text:span>heckPath: <text:span text:style-name="T24">ha come input le coordinate delle tile e il caso da analizzare, quest'ultimo computato </text:span><text:span text:style-name="T25">in pathViability. Questo metodo è in grado di analizzare tutti I casi elencati in tabella, tranne dei cammini particolari, la cui verifica viene a sua volta delegata ai rimanenti 4 metodi. Esso restituisce vero se un cammito esiste, falso altrimenti.</text:span></text:p>
        </text:list-item>
        <text:list-item>
          <text:p text:style-name="P91"><text:span text:style-name="T51">d</text:span>ownLeftDown: <text:span text:style-name="T26">ha come input le coordinate delle tile; questo metodo controlla un cammino che prevede almeno:</text:span></text:p>
          <text:p text:style-name="P101">uno spostamento verso il basso, uno a sinistra ed uno di nuovo in basso.</text:p>
        </text:list-item>
        <text:list-item>
          <text:p text:style-name="P91"><text:span text:style-name="T51">l</text:span>eftDownLeft: <text:span text:style-name="T26">ha come input le coordinate delle tile; questo metodo controlla un cammino che prevede almeno:</text:span></text:p>
          <text:p text:style-name="P101">uno spostamento verso sinistra, uno in basso ed uno di nuovo a sinistra.</text:p>
        </text:list-item>
        <text:list-item>
          <text:p text:style-name="P91"><text:span text:style-name="T51">l</text:span>eftUpLeft: <text:span text:style-name="T26">ha come input le coordinate delle tile; questo metodo controlla un cammino che prevede almeno:</text:span></text:p>
          <text:p text:style-name="P92"><text:span text:style-name="T26">uno spostamento verso sinistra, uno in </text:span><text:span text:style-name="T27">alto</text:span><text:span text:style-name="T26"> ed uno di nuovo a sinistra.</text:span></text:p>
        </text:list-item>
        <text:list-item>
          <text:p text:style-name="P91"><text:span text:style-name="T51">u</text:span>pLeftUp: <text:span text:style-name="T26">ha come input le coordinate delle tile; questo metodo controlla un cammino che prevede almeno:</text:span></text:p>
          <text:p text:style-name="P91"><text:span text:style-name="T26">uno spostamento verso </text:span><text:span text:style-name="T28">l'alto</text:span><text:span text:style-name="T26">, uno a sinistra ed uno di nuovo in </text:span><text:span text:style-name="T28">alto</text:span><text:span text:style-name="T26">.</text:span></text:p>
        </text:list-item>
      </text:list>
      <text:list xml:id="list5988129575631815001" text:style-name="L9">
        <text:list-header>
          <text:p text:style-name="P135">Passiamo ora all'interfaccia grafica:</text:p>
        </text:list-header>
      </text:list>
      <text:p text:style-name="P104"/>
      <text:list xml:id="list4861968238790176704" text:style-name="L10">
        <text:list-item>
          <text:p text:style-name="P93">GameWindow</text:p>
          <text:p text:style-name="P105"><draw:frame draw:style-name="fr2" draw:name="Image16" text:anchor-type="paragraph" svg:x="0.5583in" svg:y="0.0236in" svg:width="1.6457in" svg:height="4.1154in" draw:z-index="14"><draw:image xlink:href="Pictures/100002010000009E0000018BD2413A8728BE03A4.png" xlink:type="simple" xlink:show="embed" xlink:actuate="onLoad"/></draw:frame></text:p>
        </text:list-item>
      </text:list>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Classe principale della GUI, ha I seguenti campi:</text:p>
      <text:list xml:id="list6248407291330805280" text:style-name="L11">
        <text:list-item>
          <text:p text:style-name="P106">c:</text:p>
          <text:p text:style-name="P77"><text:span text:style-name="T78">Oggetto di tipo core (parte logica del programma)</text:span></text:p>
        </text:list-item>
        <text:list-item>
          <text:p text:style-name="P106">scale</text:p>
          <text:p text:style-name="P113"><text:span text:style-name="T79">Attributo</text:span> inter<text:span text:style-name="T79">o</text:span> utilizzat<text:span text:style-name="T79">o nel costruttore per adattare la dimensione della GUI rispetto l'altezza dello schermo</text:span></text:p>
        </text:list-item>
        <text:list-item>
          <text:p text:style-name="P106">table</text:p>
          <text:p text:style-name="P114">Oggetto per il tavolo di gioco</text:p>
        </text:list-item>
        <text:list-item>
          <text:p text:style-name="P114"><text:span text:style-name="T77">vContainer</text:span></text:p>
          <text:p text:style-name="P78">Istanza della c<text:span text:style-name="T80">lasse Vbox della libreria Gtk#</text:span></text:p>
        </text:list-item>
        <text:list-item>
          <text:p text:style-name="P107">hContainer</text:p>
          <text:p text:style-name="P78">Istanza della c<text:span text:style-name="T80">lasse Hbox della libreria Gtk#</text:span></text:p>
        </text:list-item>
        <text:list-item>
          <text:p text:style-name="P107">menuBar</text:p>
          <text:p text:style-name="P114">I<text:span text:style-name="T77">stanza della classe </text:span>MenuBar della libreria Gtk#</text:p>
          <text:p text:style-name="P107"/>
        </text:list-item>
      </text:list>
      <text:p text:style-name="P104"/>
      <text:p text:style-name="P104"/>
      <text:p text:style-name="P104"/>
      <text:p text:style-name="P104"><text:soft-page-break/>Ed i seguenti metodi:</text:p>
      <text:list xml:id="list1321792993033363144" text:style-name="L12">
        <text:list-item>
          <text:p text:style-name="P108">Build</text:p>
          <text:p text:style-name="P79"><text:span text:style-name="T81">Metodo virtuale e protetto che inizializza e mostra la GUI.</text:span></text:p>
        </text:list-item>
        <text:list-item>
          <text:p text:style-name="P108"><text:span text:style-name="T79">c</text:span>reateMenu</text:p>
          <text:p text:style-name="P79"><text:span text:style-name="T81">Metodo privato che inizializza il menu e lo appende alla GUI.</text:span></text:p>
        </text:list-item>
        <text:list-item>
          <text:p text:style-name="P108">GameOverPopup</text:p>
          <text:p text:style-name="P115">Metodo pubblico che notifica il gameover al giocatore tramite popup</text:p>
        </text:list-item>
        <text:list-item>
          <text:p text:style-name="P108">GameWindow</text:p>
        </text:list-item>
        <text:list-item>
          <text:p text:style-name="P108">NewGameActivated</text:p>
          <text:p text:style-name="P115">Metodo pubblico che crea una nuova partita e richiede un refresh al tavolo di gioco (table)</text:p>
        </text:list-item>
        <text:list-item>
          <text:p text:style-name="P109">NewGamePopup</text:p>
          <text:p text:style-name="P115">Metodo pubblico che richiede all'utente se si vuole effettuare una nuova partita</text:p>
        </text:list-item>
        <text:list-item>
          <text:p text:style-name="P108">OnDeleteEvent</text:p>
          <text:p text:style-name="P79"><text:span text:style-name="T82">Metodo protetto per terminare il programma</text:span></text:p>
        </text:list-item>
        <text:list-item>
          <text:p text:style-name="P108">OnScrambleActivated</text:p>
          <text:p text:style-name="P115">Metodo privato che mischia le pedine sul tavolo di gioco</text:p>
        </text:list-item>
      </text:list>
      <text:p text:style-name="P116"/>
      <text:list xml:id="list6825023487409142903" text:style-name="L13">
        <text:list-item>
          <text:p text:style-name="P94">BrickWidget</text:p>
        </text:list-item>
      </text:list>
      <text:p text:style-name="P95"><draw:frame draw:style-name="fr2" draw:name="Image17" text:anchor-type="paragraph" svg:x="0.5126in" svg:y="0.0575in" svg:width="1.6665in" svg:height="3.1874in" draw:z-index="15"><draw:image xlink:href="Pictures/10000201000000A00000013200D9206048E9CD3B.pn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10"/>
      <text:p text:style-name="P110"/>
      <text:p text:style-name="P110"/>
      <text:p text:style-name="P110"/>
      <text:p text:style-name="P110"/>
      <text:p text:style-name="P110"/>
      <text:p text:style-name="P110"><text:soft-page-break/><text:span text:style-name="T83">Classe Brick</text:span>, ha I seguenti campi:</text:p>
      <text:list xml:id="list5984094823515508461" text:style-name="L14">
        <text:list-item>
          <text:p text:style-name="P117">id</text:p>
          <text:p text:style-name="P123">Attributo stringa privato rappresentante l'id del mattoncino/tile</text:p>
        </text:list-item>
        <text:list-item>
          <text:p text:style-name="P117">scale</text:p>
          <text:p text:style-name="P124">Attributo intero privato utilizzato per rapportare la grandezza della tile rispetto lo schermo (viene passato come parametro al costruttore)</text:p>
        </text:list-item>
        <text:list-item>
          <text:p text:style-name="P117">x</text:p>
          <text:p text:style-name="P124">Attributo privato intero che rappresenta l'indice x della tile nel tavolo di gioco</text:p>
        </text:list-item>
        <text:list-item>
          <text:p text:style-name="P118">y</text:p>
          <text:p text:style-name="P124">Attributo privato intero che rappresenta l'indice y della tile nel tavolo di gioco</text:p>
        </text:list-item>
      </text:list>
      <text:p text:style-name="P116">Ed i seguenti metodi:</text:p>
      <text:list xml:id="list589558901992231446" text:style-name="L15">
        <text:list-item>
          <text:p text:style-name="P119">BrickWidget</text:p>
          <text:p text:style-name="P80"><text:span text:style-name="T84">Metodo costruttore, prende i parametri di input, imposta gli attributi, richiama la funzione per renderizzare un svg e se lo associa</text:span></text:p>
        </text:list-item>
        <text:list-item>
          <text:p text:style-name="P119">checkBrick</text:p>
          <text:p text:style-name="P126">Metodo publico utile a marcare la tile come selezionata</text:p>
        </text:list-item>
        <text:list-item>
          <text:p text:style-name="P119">getX</text:p>
          <text:p text:style-name="P126">Metodo pubblico che restituisce l'indice x della tile</text:p>
        </text:list-item>
        <text:list-item>
          <text:p text:style-name="P120">getY</text:p>
          <text:p text:style-name="P126">Metodo pubblico che restituisce l'indice x della tile</text:p>
        </text:list-item>
        <text:list-item>
          <text:p text:style-name="P119">renderSvg</text:p>
          <text:p text:style-name="P126">Metodo pubblico che renderizza un svg e ne restituisce l'immagine risultante</text:p>
        </text:list-item>
      </text:list>
      <text:p text:style-name="P127"/>
      <text:p text:style-name="P127"/>
      <text:list xml:id="list3021427552259512434" text:style-name="L16">
        <text:list-item>
          <text:p text:style-name="P96">TableWidget</text:p>
        </text:list-item>
      </text:list>
      <text:p text:style-name="P97"><draw:frame draw:style-name="fr2" draw:name="Image18" text:anchor-type="paragraph" svg:x="0.5465in" svg:y="0.0575in" svg:width="1.6457in" svg:height="3.4165in" draw:z-index="16"><draw:image xlink:href="Pictures/100002010000009E000001487FBB98AB5F354F72.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112">Classe <text:span text:style-name="T83">Tavolo di gioco</text:span>:</text:p>
      <text:list xml:id="list201109254329475" text:continue-list="list5984094823515508461" text:style-name="L14">
        <text:list-item>
          <text:p text:style-name="P124">brickChecked</text:p>
          <text:p text:style-name="P124">Attributo privato booleano (vero in caso un mattoncino sia selezionato)</text:p>
        </text:list-item>
        <text:list-item>
          <text:p text:style-name="P111">c:</text:p>
          <text:p text:style-name="P111"><text:span text:style-name="T78">Oggetto di tipo core (parte logica del programma)</text:span></text:p>
          <text:p text:style-name="P124"/>
        </text:list-item>
        <text:list-item>
          <text:p text:style-name="P124">gameWindow</text:p>
          <text:p text:style-name="P128">Oggetto di tipo GameWindow</text:p>
        </text:list-item>
        <text:list-item>
          <text:p text:style-name="P124">s</text:p>
          <text:p text:style-name="P125">Attributo intero privato <text:span text:style-name="T85">per la scala del tavolo di gioco</text:span></text:p>
        </text:list-item>
        <text:list-item>
          <text:p text:style-name="P124">selected</text:p>
          <text:p text:style-name="P128">Attributo di tipo brickWidget (e' il riferimento alla tile selezionata)</text:p>
          <text:p text:style-name="P128"/>
        </text:list-item>
      </text:list>
      <text:p text:style-name="P121">Ed i seguenti metodi:</text:p>
      <text:list xml:id="list5265865590546849506" text:style-name="L17">
        <text:list-item>
          <text:p text:style-name="P122"><text:span text:style-name="T85">Table</text:span>Widget</text:p>
          <text:p text:style-name="P81"><text:span text:style-name="T84">Metodo costruttore, prende i parametri di input, imposta gli attributi ed imposta l'attributo brickChacked a falso</text:span></text:p>
        </text:list-item>
        <text:list-item>
          <text:p text:style-name="P129">attachBrick</text:p>
          <text:p text:style-name="P131">Metodo pubblico che aggiunge il brickWidget passato come parametro al tavolo di gioco (TableWidget)</text:p>
        </text:list-item>
        <text:list-item>
          <text:p text:style-name="P129">onClick</text:p>
          <text:p text:style-name="P131">Metodo privato che gestisce l'evento onClick e seleziona/deseleziona/effettua una mossa a seconda del caso che si è verificato</text:p>
        </text:list-item>
        <text:list-item>
          <text:p text:style-name="P129">populateBoard</text:p>
          <text:p text:style-name="P131">Metodo privato che popola il tavolo di gioco in base alle tile presenti in gioco (le direttive vengono prese da core)</text:p>
        </text:list-item>
        <text:list-item>
          <text:p text:style-name="P129">update</text:p>
          <text:p text:style-name="P131">Metodo pubblico che effettua il refresh del tavolo di gioco</text:p>
        </text:list-item>
      </text:list>
      <text:p text:style-name="P130"/>
      <text:p text:style-name="P130"/>
      <text:list xml:id="list1480885421895186747" text:style-name="L18">
        <text:list-item>
          <text:p text:style-name="P98">Program</text:p>
        </text:list-item>
      </text:list>
      <text:p text:style-name="P130">Classe principale del programma, invoca il metodo init, crea un istanza dell'oggetto Core con 3 parametri (6 tile in verticale, 12 in orizzontale e 12 tipologie di tile diverse), un instanza dell'oggetto GameWindow (passando il core come parametro) ed avvia l'applicazione.</text:p>
      <text:p text:style-name="P59">Test del programma</text:p>
      <text:p text:style-name="P53"/>
      <text:p text:style-name="P13">Il programma è stato continuamente testato durante la fase di sviluppo seguendo la metodologia di controllo black-box, la quale consiste nell'esaminare il funzionamento del software senza preoccuparsi di come è stato implementato. Ovvero a seconda dei casi d'uso, Il tester verifica il corretto funzionamento del programma esaminandone gli output e controllando che essi coincidano con le aspettative.</text:p>
      <text:p text:style-name="P13"/>
      <text:p text:style-name="P14">Innanzitutto, una volta lanciato, il programma si presenta come segue:</text:p>
      <text:p text:style-name="P14"/>
      <text:p text:style-name="P14"><draw:frame draw:style-name="fr2" draw:name="Image7" text:anchor-type="paragraph" svg:x="0.0154in" svg:y="0.052in" svg:width="6.8945in" svg:height="3.8756in" draw:z-index="5"><draw:image xlink:href="Pictures/1000020100000556000003009F27099751DE12D7.png" xlink:type="simple" xlink:show="embed" xlink:actuate="onLoad"/></draw:frame><text:soft-page-break/></text:p>
      <text:p text:style-name="P15"/>
      <text:p text:style-name="P66">Andiamo ora ad analizzare I vari casi d'uso:</text:p>
      <text:p text:style-name="P15"/>
      <text:p text:style-name="P15">- <text:span text:style-name="T55">Tile selezionata (ST), l'utente seleziona una tile ed essa viene evidenziata dalla GUI:</text:span></text:p>
      <text:p text:style-name="P15"><draw:frame draw:style-name="fr2" draw:name="Image8" text:anchor-type="paragraph" svg:x="0.028in" svg:y="0.098in" svg:width="6.8693in" svg:height="3.8618in" draw:z-index="6"><draw:image xlink:href="Pictures/100002010000055600000300854421DEC4463CA3.png" xlink:type="simple" xlink:show="embed" xlink:actuate="onLoad"/></draw:frame></text:p>
      <text:p text:style-name="P16">- <text:span text:style-name="T73">Tile deselezionata (DT), l'utente deseleziona la tile precedentemente selezionata e quest'ultima viene deselezionata.</text:span></text:p>
      <text:p text:style-name="P16"/>
      <text:p text:style-name="P16"/>
      <text:p text:style-name="P67">- <text:span text:style-name="T55">Selezione seconda tile (SST), vi sono due possibilità: le tile sono uguali e viene </text:span></text:p>
      <text:p text:style-name="P23"><text:s text:c="3"/>eseguita la verifica della mossa (VM), oppure le tile sono diverse e viene</text:p>
      <text:p text:style-name="P16"><text:s text:c="3"/><text:span text:style-name="T56">deselezionata la prima e selezionata la seconda (di seguito lo screenshot):</text:span></text:p>
      <text:p text:style-name="P16"/>
      <text:p text:style-name="P15"><draw:frame draw:style-name="fr1" draw:name="Image9" text:anchor-type="paragraph" svg:width="6.9252in" svg:height="3.8929in" draw:z-index="7"><draw:image xlink:href="Pictures/100002010000055600000300A99EF2130F914030.png" xlink:type="simple" xlink:show="embed" xlink:actuate="onLoad"/></draw:frame></text:p>
      <text:p text:style-name="P15">- <text:span text:style-name="T57">Verifica della mossa (VM), le tile precedentemente selezionate sono uguali e viene</text:span></text:p>
      <text:p text:style-name="P17"><text:s text:c="3"/><text:span text:style-name="T57">eseguito un controllo. Se esiste un modo per collegarle, esse vengono rimosse (RP)</text:span></text:p>
      <text:p text:style-name="P17"><text:span text:style-name="T57"><text:s text:c="3"/>e viene ridotto il numero totale di tile (CNT),</text:span> <text:span text:style-name="T57">altrimenti viene deselezionata la prima</text:span></text:p>
      <text:p text:style-name="P24"><text:s text:c="3"/>tile e selezionata la seconda.</text:p>
      <text:p text:style-name="P66">- <text:span text:style-name="T57">Rimozione di una coppia (RP), se viene trovato un collegamento tra le due tile, </text:span></text:p>
      <text:p text:style-name="P15"><text:s text:c="3"/><text:span text:style-name="T57">queste ultime vengono rimosse dal piano di gioco:</text:span></text:p>
      <text:p text:style-name="P15"><draw:frame draw:style-name="fr2" draw:name="Image10" text:anchor-type="paragraph" svg:x="0in" svg:y="0.15in" svg:width="6.9252in" svg:height="3.8929in" draw:z-index="8"><draw:image xlink:href="Pictures/100002010000055600000300B42515D2CF19582D.png" xlink:type="simple" xlink:show="embed" xlink:actuate="onLoad"/></draw:frame></text:p>
      <text:p text:style-name="P18">- <text:span text:style-name="T74">Controllo sulle tile rimanenti (CNT), se ve ne sono ulteriori si controlla se è possibile </text:span></text:p>
      <text:p text:style-name="P102"><text:s text:c="3"/>fare altre mosse (CM), altrimenti si richiede all'utente se egli voglia fare un'altra</text:p>
      <text:p text:style-name="P102"><draw:frame draw:style-name="fr2" draw:name="Image15" text:anchor-type="paragraph" svg:x="0.0102in" svg:y="0.3437in" svg:width="6.9252in" svg:height="3.8929in" draw:z-index="13"><draw:image xlink:href="Pictures/1000020100000556000003004D1BE103306F29F0.png" xlink:type="simple" xlink:show="embed" xlink:actuate="onLoad"/></draw:frame><text:soft-page-break/> <text:s text:c="2"/>partita (NG):</text:p>
      <text:p text:style-name="P66">- <text:span text:style-name="T75">New game (NG), genera un nuovo piano di gioco.</text:span></text:p>
      <text:p text:style-name="P15"/>
      <text:p text:style-name="P15">- <text:span text:style-name="T75">Controllo mosse (CM), controlla il numero di tile rimanenti. Se ce ne sono ancora </text:span></text:p>
      <text:p text:style-name="P15"><text:s text:c="3"/><text:span text:style-name="T75">l'utente può continuare a giocare selezionando altre tile (ST), se invece non ci sono</text:span></text:p>
      <text:p text:style-name="P15"><text:s text:c="3"/><text:span text:style-name="T75">più tile il gioco è finito (GO).</text:span></text:p>
      <text:p text:style-name="P15"/>
      <text:p text:style-name="P19">- <text:span text:style-name="T75">Game over (GO), viene chiesto se si vuole giocare di nuovo, se sì, si genera un nuovo</text:span></text:p>
      <text:p text:style-name="P103"><text:s text:c="3"/>piano e si ricomincia (NG), altrimenti il programma termina.</text:p>
      <text:p text:style-name="P15"/>
      <text:p text:style-name="P60">Compilazione ed esecuzione</text:p>
      <text:p text:style-name="P54"/>
      <text:p text:style-name="P20">Il software è stato sviluppato e compilato utilizzando l'IDE MonoDevelop <text:span text:style-name="T58">5.10.1 con framework Mono 4.4.0. La scelta è dipesa dalla volontà di sviluppare software libero.</text:span></text:p>
      <text:p text:style-name="P20"><draw:frame draw:style-name="fr2" draw:name="Image11" text:anchor-type="paragraph" svg:x="1.3583in" svg:y="0.1146in" svg:width="4.2083in" svg:height="5.4583in" draw:z-index="9"><draw:image xlink:href="Pictures/10000201000001940000020CAE09BD19B8D221B9.png" xlink:type="simple" xlink:show="embed" xlink:actuate="onLoad"/></draw:frame></text:p>
      <text:p text:style-name="P20"><text:lin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Per eseguire il software è necessario aprire il file di estensione .sln con MonoDevelop e premere il tasto f5 per compilare il codice e lanciare il programma.</text:p>
      <text:p text:style-name="P22">Esso è stato compilato e testato su una macchina con sistema operativo Parabola GNU/Linux-libre 64-bit, quad core, 8 GB di RAM e risoluzione 1366x768, e su un MacBook Pro con sistema operativo ArchLinux 64-<text:span text:style-name="T59">bit</text:span>, dual core, 8 GB di RAM, risoluzione 1440x9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5:58:29.652800470</meta:creation-date>
    <dc:date>2016-06-24T20:11:07.829533818</dc:date>
    <meta:editing-duration>PT8H18M21S</meta:editing-duration>
    <meta:editing-cycles>102</meta:editing-cycles>
    <meta:generator>LibreOffice/5.0.6.3$Linux_X86_64 LibreOffice_project/00m0$Build-3</meta:generator>
    <meta:document-statistic meta:table-count="10" meta:image-count="18" meta:object-count="0" meta:page-count="27" meta:paragraph-count="287" meta:word-count="2894" meta:character-count="17838" meta:non-whitespace-character-count="15287"/>
  </office:meta>
</office:document-meta>
</file>